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2" style:family="table">
      <style:table-properties style:width="169.92mm" fo:margin-left="0mm" fo:margin-right="0.09mm" table:align="margins"/>
    </style:style>
    <style:style style:name="Table102.A" style:family="table-column">
      <style:table-column-properties style:column-width="74.86mm" style:rel-column-width="28872*"/>
    </style:style>
    <style:style style:name="Table102.B" style:family="table-column">
      <style:table-column-properties style:column-width="95.06mm" style:rel-column-width="36663*"/>
    </style:style>
    <style:style style:name="Table102.A1" style:family="table-cell">
      <style:table-cell-properties fo:padding="0.97mm" fo:border-left="none" fo:border-right="none" fo:border-top="0.35mm solid #000000" fo:border-bottom="0.35mm solid #000000"/>
    </style:style>
    <style:style style:name="Table102.A2" style:family="table-cell">
      <style:table-cell-properties fo:padding="0.97mm" fo:border="none"/>
    </style:style>
    <style:style style:name="Table111" style:family="table">
      <style:table-properties style:width="169.92mm" table:align="left"/>
    </style:style>
    <style:style style:name="Table111.A" style:family="table-column">
      <style:table-column-properties style:column-width="21.75mm"/>
    </style:style>
    <style:style style:name="Table111.B" style:family="table-column">
      <style:table-column-properties style:column-width="148.17mm"/>
    </style:style>
    <style:style style:name="Table111.A1" style:family="table-cell">
      <style:table-cell-properties fo:padding="0.97mm" fo:border="none"/>
    </style:style>
    <style:style style:name="Table168" style:family="table">
      <style:table-properties style:width="169.92mm" table:align="left"/>
    </style:style>
    <style:style style:name="Table168.A" style:family="table-column">
      <style:table-column-properties style:column-width="21.75mm"/>
    </style:style>
    <style:style style:name="Table168.B" style:family="table-column">
      <style:table-column-properties style:column-width="148.17mm"/>
    </style:style>
    <style:style style:name="Table168.A1" style:family="table-cell">
      <style:table-cell-properties fo:padding="0.97mm" fo:border="none"/>
    </style:style>
    <style:style style:name="Table112" style:family="table">
      <style:table-properties style:width="169.92mm" table:align="left"/>
    </style:style>
    <style:style style:name="Table112.A" style:family="table-column">
      <style:table-column-properties style:column-width="21.75mm"/>
    </style:style>
    <style:style style:name="Table112.B" style:family="table-column">
      <style:table-column-properties style:column-width="37.04mm"/>
    </style:style>
    <style:style style:name="Table112.A1" style:family="table-cell">
      <style:table-cell-properties fo:padding="0.97mm" fo:border="none"/>
    </style:style>
    <style:style style:name="Table112.B4" style:family="table-cell">
      <style:table-cell-properties fo:padding="0.97mm" fo:border-left="none" fo:border-right="none" fo:border-top="none" fo:border-bottom="0.35mm solid #000000"/>
    </style:style>
    <style:style style:name="Table32" style:family="table">
      <style:table-properties style:width="169.92mm" table:align="left"/>
    </style:style>
    <style:style style:name="Table32.A" style:family="table-column">
      <style:table-column-properties style:column-width="21.75mm"/>
    </style:style>
    <style:style style:name="Table32.B" style:family="table-column">
      <style:table-column-properties style:column-width="148.17mm"/>
    </style:style>
    <style:style style:name="Table32.A1" style:family="table-cell">
      <style:table-cell-properties fo:padding="0.97mm" fo:border="none"/>
    </style:style>
    <style:style style:name="Table167" style:family="table">
      <style:table-properties style:width="169.92mm" table:align="left"/>
    </style:style>
    <style:style style:name="Table167.A" style:family="table-column">
      <style:table-column-properties style:column-width="21.75mm"/>
    </style:style>
    <style:style style:name="Table167.B" style:family="table-column">
      <style:table-column-properties style:column-width="148.17mm"/>
    </style:style>
    <style:style style:name="Table167.A1" style:family="table-cell">
      <style:table-cell-properties fo:padding="0.97mm" fo:border="none"/>
    </style:style>
    <style:style style:name="Table104" style:family="table">
      <style:table-properties style:width="169.92mm" table:align="left"/>
    </style:style>
    <style:style style:name="Table104.A" style:family="table-column">
      <style:table-column-properties style:column-width="21.75mm"/>
    </style:style>
    <style:style style:name="Table104.B" style:family="table-column">
      <style:table-column-properties style:column-width="37.04mm"/>
    </style:style>
    <style:style style:name="Table104.A1" style:family="table-cell">
      <style:table-cell-properties fo:padding="0.97mm" fo:border="none"/>
    </style:style>
    <style:style style:name="Table104.B4" style:family="table-cell">
      <style:table-cell-properties fo:padding="0.97mm" fo:border-left="none" fo:border-right="none" fo:border-top="none" fo:border-bottom="0.35mm solid #000000"/>
    </style:style>
    <style:style style:name="Table113" style:family="table">
      <style:table-properties style:width="169.92mm" table:align="left"/>
    </style:style>
    <style:style style:name="Table113.A" style:family="table-column">
      <style:table-column-properties style:column-width="21.75mm"/>
    </style:style>
    <style:style style:name="Table113.B" style:family="table-column">
      <style:table-column-properties style:column-width="148.17mm"/>
    </style:style>
    <style:style style:name="Table113.A1" style:family="table-cell">
      <style:table-cell-properties fo:padding="0.97mm" fo:border="none"/>
    </style:style>
    <style:style style:name="Table169" style:family="table">
      <style:table-properties style:width="169.92mm" table:align="left"/>
    </style:style>
    <style:style style:name="Table169.A" style:family="table-column">
      <style:table-column-properties style:column-width="21.75mm"/>
    </style:style>
    <style:style style:name="Table169.B" style:family="table-column">
      <style:table-column-properties style:column-width="148.17mm"/>
    </style:style>
    <style:style style:name="Table169.A1" style:family="table-cell">
      <style:table-cell-properties fo:padding="0.97mm" fo:border="none"/>
    </style:style>
    <style:style style:name="Table114" style:family="table">
      <style:table-properties style:width="169.92mm" table:align="left"/>
    </style:style>
    <style:style style:name="Table114.A" style:family="table-column">
      <style:table-column-properties style:column-width="21.75mm"/>
    </style:style>
    <style:style style:name="Table114.B" style:family="table-column">
      <style:table-column-properties style:column-width="37.04mm"/>
    </style:style>
    <style:style style:name="Table114.A1" style:family="table-cell">
      <style:table-cell-properties fo:padding="0.97mm" fo:border="none"/>
    </style:style>
    <style:style style:name="Table114.B4" style:family="table-cell">
      <style:table-cell-properties fo:padding="0.97mm" fo:border-left="none" fo:border-right="none" fo:border-top="none" fo:border-bottom="0.35mm solid #000000"/>
    </style:style>
    <style:style style:name="Table115" style:family="table">
      <style:table-properties style:width="169.92mm" table:align="left"/>
    </style:style>
    <style:style style:name="Table115.A" style:family="table-column">
      <style:table-column-properties style:column-width="21.75mm"/>
    </style:style>
    <style:style style:name="Table115.B" style:family="table-column">
      <style:table-column-properties style:column-width="148.17mm"/>
    </style:style>
    <style:style style:name="Table115.A1" style:family="table-cell">
      <style:table-cell-properties fo:padding="0.97mm" fo:border="none"/>
    </style:style>
    <style:style style:name="Table105" style:family="table">
      <style:table-properties style:width="169.92mm" table:align="left"/>
    </style:style>
    <style:style style:name="Table105.A" style:family="table-column">
      <style:table-column-properties style:column-width="21.75mm"/>
    </style:style>
    <style:style style:name="Table105.B" style:family="table-column">
      <style:table-column-properties style:column-width="148.17mm"/>
    </style:style>
    <style:style style:name="Table105.A1" style:family="table-cell">
      <style:table-cell-properties fo:padding="0.97mm" fo:border="none"/>
    </style:style>
    <style:style style:name="Table170" style:family="table">
      <style:table-properties style:width="169.92mm" table:align="left"/>
    </style:style>
    <style:style style:name="Table170.A" style:family="table-column">
      <style:table-column-properties style:column-width="21.75mm"/>
    </style:style>
    <style:style style:name="Table170.B" style:family="table-column">
      <style:table-column-properties style:column-width="148.17mm"/>
    </style:style>
    <style:style style:name="Table170.A1" style:family="table-cell">
      <style:table-cell-properties fo:padding="0.97mm" fo:border="none"/>
    </style:style>
    <style:style style:name="Table106" style:family="table">
      <style:table-properties style:width="169.92mm" table:align="left"/>
    </style:style>
    <style:style style:name="Table106.A" style:family="table-column">
      <style:table-column-properties style:column-width="21.75mm"/>
    </style:style>
    <style:style style:name="Table106.B" style:family="table-column">
      <style:table-column-properties style:column-width="37.04mm"/>
    </style:style>
    <style:style style:name="Table106.A1" style:family="table-cell">
      <style:table-cell-properties fo:padding="0.97mm" fo:border="none"/>
    </style:style>
    <style:style style:name="Table106.B4" style:family="table-cell">
      <style:table-cell-properties fo:padding="0.97mm" fo:border-left="none" fo:border-right="none" fo:border-top="none" fo:border-bottom="0.35mm solid #000000"/>
    </style:style>
    <style:style style:name="Table107" style:family="table">
      <style:table-properties style:width="169.92mm" table:align="left"/>
    </style:style>
    <style:style style:name="Table107.A" style:family="table-column">
      <style:table-column-properties style:column-width="21.75mm"/>
    </style:style>
    <style:style style:name="Table107.B" style:family="table-column">
      <style:table-column-properties style:column-width="148.17mm"/>
    </style:style>
    <style:style style:name="Table107.A1" style:family="table-cell">
      <style:table-cell-properties fo:padding="0.97mm" fo:border="none"/>
    </style:style>
    <style:style style:name="Table171" style:family="table">
      <style:table-properties style:width="169.92mm" table:align="left"/>
    </style:style>
    <style:style style:name="Table171.A" style:family="table-column">
      <style:table-column-properties style:column-width="21.75mm"/>
    </style:style>
    <style:style style:name="Table171.B" style:family="table-column">
      <style:table-column-properties style:column-width="148.17mm"/>
    </style:style>
    <style:style style:name="Table171.A1" style:family="table-cell">
      <style:table-cell-properties fo:padding="0.97mm" fo:border="none"/>
    </style:style>
    <style:style style:name="Table108" style:family="table">
      <style:table-properties style:width="169.92mm" table:align="left"/>
    </style:style>
    <style:style style:name="Table108.A" style:family="table-column">
      <style:table-column-properties style:column-width="21.75mm"/>
    </style:style>
    <style:style style:name="Table108.B" style:family="table-column">
      <style:table-column-properties style:column-width="37.04mm"/>
    </style:style>
    <style:style style:name="Table108.A1" style:family="table-cell">
      <style:table-cell-properties fo:padding="0.97mm" fo:border="none"/>
    </style:style>
    <style:style style:name="Table108.B4" style:family="table-cell">
      <style:table-cell-properties fo:padding="0.97mm" fo:border-left="none" fo:border-right="none" fo:border-top="none" fo:border-bottom="0.35mm solid #000000"/>
    </style:style>
    <style:style style:name="Table109" style:family="table">
      <style:table-properties style:width="169.92mm" table:align="left"/>
    </style:style>
    <style:style style:name="Table109.A" style:family="table-column">
      <style:table-column-properties style:column-width="21.75mm"/>
    </style:style>
    <style:style style:name="Table109.B" style:family="table-column">
      <style:table-column-properties style:column-width="148.17mm"/>
    </style:style>
    <style:style style:name="Table109.A1" style:family="table-cell">
      <style:table-cell-properties fo:padding="0.97mm" fo:border="none"/>
    </style:style>
    <style:style style:name="Table172" style:family="table">
      <style:table-properties style:width="169.92mm" table:align="left"/>
    </style:style>
    <style:style style:name="Table172.A" style:family="table-column">
      <style:table-column-properties style:column-width="21.75mm"/>
    </style:style>
    <style:style style:name="Table172.B" style:family="table-column">
      <style:table-column-properties style:column-width="148.17mm"/>
    </style:style>
    <style:style style:name="Table172.A1" style:family="table-cell">
      <style:table-cell-properties fo:padding="0.97mm" fo:border="none"/>
    </style:style>
    <style:style style:name="Table116" style:family="table">
      <style:table-properties style:width="169.92mm" table:align="left"/>
    </style:style>
    <style:style style:name="Table116.A" style:family="table-column">
      <style:table-column-properties style:column-width="21.75mm"/>
    </style:style>
    <style:style style:name="Table116.B" style:family="table-column">
      <style:table-column-properties style:column-width="37.04mm"/>
    </style:style>
    <style:style style:name="Table116.A1" style:family="table-cell">
      <style:table-cell-properties fo:padding="0.97mm" fo:border="none"/>
    </style:style>
    <style:style style:name="Table116.B4" style:family="table-cell">
      <style:table-cell-properties fo:padding="0.97mm" fo:border-left="none" fo:border-right="none" fo:border-top="none" fo:border-bottom="0.35m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Default_5f_ntt">
      <style:text-properties fo:language="en" fo:country="US"/>
    </style:style>
    <style:style style:name="P6" style:family="paragraph" style:parent-style-name="Heading_20_2" style:master-page-name="First_20_Page">
      <style:paragraph-properties style:page-number="auto"/>
    </style:style>
    <style:style style:name="T1" style:family="text">
      <style:text-properties fo:font-size="10.5pt"/>
    </style:style>
    <style:style style:name="T2" style:family="text">
      <style:text-properties fo:font-size="10.5pt" fo:language="en" fo:country="US"/>
    </style:style>
    <style:style style:name="T3" style:family="text">
      <style:text-properties fo:language="en" fo:country="US"/>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7532837151995809688" text:style-name="Outline">
        <text:list-item>
          <text:list>
            <text:list-item>
              <text:h text:style-name="P6" text:outline-level="2">STATus </text:h>
            </text:list-item>
          </text:list>
        </text:list-item>
      </text:list>
      <text:p text:style-name="P3">Status register programming lets you determine the operating condition of the instrument at any time.</text:p>
      <text:p text:style-name="P3">This subsystem controls the SCPI-defined status-reporting structures. SCPI defines, in addition to those in IEEE 488.2, QUEStionable, OPERation, Instrument SUMmary and INSTrument registers. These registers conform to the IEEE 488.2 specification and each may be comprised of a condition register, an event register, an enable register. The purpose and definition of the SCPI-defined registers is described in <text:span text:style-name="T1">"</text:span>Volume 1: Syntax and Style<text:span text:style-name="T1">"</text:span>. SCPI also defines an IEEE 488.2 queue for status. The queue provides a human readable record of instrument events. The application programmer may individually enable events into the queue. </text:p>
      <text:p text:style-name="P3">STATus:PRESet enables errors and disables all other events. </text:p>
      <text:p text:style-name="P3"/>
      <table:table table:name="Table102" table:style-name="Table102">
        <table:table-column table:style-name="Table102.A"/>
        <table:table-column table:style-name="Table102.B"/>
        <table:table-row>
          <table:table-cell table:style-name="Table102.A1" office:value-type="string">
            <text:p text:style-name="table_5f_header">SCPI command</text:p>
          </table:table-cell>
          <table:table-cell table:style-name="Table102.A1" office:value-type="string">
            <text:p text:style-name="table_5f_header">Description</text:p>
          </table:table-cell>
        </table:table-row>
        <table:table-row>
          <table:table-cell table:style-name="Table102.A2" office:value-type="string">
            <text:p text:style-name="scpi0">STATus</text:p>
          </table:table-cell>
          <table:table-cell table:style-name="Table102.A2" office:value-type="string">
            <text:p text:style-name="Standard"/>
          </table:table-cell>
        </table:table-row>
        <table:table-row>
          <table:table-cell table:style-name="Table102.A2" office:value-type="string">
            <text:p text:style-name="scpi1">:OPERation</text:p>
          </table:table-cell>
          <table:table-cell table:style-name="Table102.A2" office:value-type="string">
            <text:p text:style-name="Standard"/>
          </table:table-cell>
        </table:table-row>
        <table:table-row>
          <table:table-cell table:style-name="Table102.A2" office:value-type="string">
            <text:p text:style-name="scpi2"><text:a xlink:type="simple" xlink:href="#stat_oper" text:style-name="Internet_20_link" text:visited-style-name="Visited_20_Internet_20_Link">[:EVENt]?</text:a></text:p>
          </table:table-cell>
          <table:table-cell table:style-name="Table102.A2" office:value-type="string">
            <text:p text:style-name="Standard">Returns the value of the <text:span text:style-name="T3">Operation</text:span> Event register</text:p>
          </table:table-cell>
        </table:table-row>
        <table:table-row>
          <table:table-cell table:style-name="Table102.A2" office:value-type="string">
            <text:p text:style-name="scpi2"><text:a xlink:type="simple" xlink:href="#stat_oper_cond" text:style-name="Internet_20_link" text:visited-style-name="Visited_20_Internet_20_Link">:CONDition?</text:a></text:p>
          </table:table-cell>
          <table:table-cell table:style-name="Table102.A2" office:value-type="string">
            <text:p text:style-name="P3">Returns the value of the Operation Instrument Condition register</text:p>
          </table:table-cell>
        </table:table-row>
        <table:table-row>
          <table:table-cell table:style-name="Table102.A2" office:value-type="string">
            <text:p text:style-name="scpi2"><text:a xlink:type="simple" xlink:href="#stat_oper_enab" text:style-name="Internet_20_link" text:visited-style-name="Visited_20_Internet_20_Link">:ENABle {&lt;value&gt;}</text:a></text:p>
          </table:table-cell>
          <table:table-cell table:style-name="Table102.A2" office:value-type="string">
            <text:p text:style-name="P3">Enables specific bits in the Operation Event register</text:p>
          </table:table-cell>
        </table:table-row>
        <table:table-row>
          <table:table-cell table:style-name="Table102.A2" office:value-type="string">
            <text:p text:style-name="scpi2">:INSTrument[&lt;n&gt;]</text:p>
          </table:table-cell>
          <table:table-cell table:style-name="Table102.A2" office:value-type="string">
            <text:p text:style-name="P3"/>
          </table:table-cell>
        </table:table-row>
        <table:table-row>
          <table:table-cell table:style-name="Table102.A2" office:value-type="string">
            <text:p text:style-name="scpi3"><text:a xlink:type="simple" xlink:href="#stat_oper_inst" text:style-name="Internet_20_link" text:visited-style-name="Visited_20_Internet_20_Link">[:EVENt]?</text:a></text:p>
          </table:table-cell>
          <table:table-cell table:style-name="Table102.A2" office:value-type="string">
            <text:p text:style-name="P3">Returns the value of the Operation Instrument Event register</text:p>
          </table:table-cell>
        </table:table-row>
        <table:table-row>
          <table:table-cell table:style-name="Table102.A2" office:value-type="string">
            <text:p text:style-name="scpi3"><text:a xlink:type="simple" xlink:href="#stat_oper_inst_cond" text:style-name="Internet_20_link" text:visited-style-name="Visited_20_Internet_20_Link">:CONDition?</text:a></text:p>
          </table:table-cell>
          <table:table-cell table:style-name="Table102.A2" office:value-type="string">
            <text:p text:style-name="P3">Returns the value of the Operation Instrument Condition register</text:p>
          </table:table-cell>
        </table:table-row>
        <table:table-row>
          <table:table-cell table:style-name="Table102.A2" office:value-type="string">
            <text:p text:style-name="scpi3"><text:a xlink:type="simple" xlink:href="#stat_oper_inst_enab" text:style-name="Internet_20_link" text:visited-style-name="Visited_20_Internet_20_Link">:ENABle {&lt;value&gt;}</text:a></text:p>
          </table:table-cell>
          <table:table-cell table:style-name="Table102.A2" office:value-type="string">
            <text:p text:style-name="P3">Enables specific bits in the Operation Instrument Event register</text:p>
          </table:table-cell>
        </table:table-row>
        <table:table-row>
          <table:table-cell table:style-name="Table102.A2" office:value-type="string">
            <text:p text:style-name="scpi3">:ISUMmary&lt;n&gt;</text:p>
          </table:table-cell>
          <table:table-cell table:style-name="Table102.A2" office:value-type="string">
            <text:p text:style-name="P3"/>
          </table:table-cell>
        </table:table-row>
        <table:table-row>
          <table:table-cell table:style-name="Table102.A2" office:value-type="string">
            <text:p text:style-name="scpi4"><text:a xlink:type="simple" xlink:href="#stat_oper_inst_isum" text:style-name="Internet_20_link" text:visited-style-name="Visited_20_Internet_20_Link">[:EVENt]?</text:a></text:p>
          </table:table-cell>
          <table:table-cell table:style-name="Table102.A2" office:value-type="string">
            <text:p text:style-name="P3">Returns the value of the Operation Instrument Isummary Event register</text:p>
          </table:table-cell>
        </table:table-row>
        <table:table-row>
          <table:table-cell table:style-name="Table102.A2" office:value-type="string">
            <text:p text:style-name="scpi4"><text:a xlink:type="simple" xlink:href="#stat_oper_inst_isum_cond" text:style-name="Internet_20_link" text:visited-style-name="Visited_20_Internet_20_Link">:CONDition?</text:a></text:p>
          </table:table-cell>
          <table:table-cell table:style-name="Table102.A2" office:value-type="string">
            <text:p text:style-name="P3">Returns the value of the Operation Instrument Isummary Condition register</text:p>
          </table:table-cell>
        </table:table-row>
        <table:table-row>
          <table:table-cell table:style-name="Table102.A2" office:value-type="string">
            <text:p text:style-name="scpi4"><text:a xlink:type="simple" xlink:href="#stat_ques_inst_isum_enab" text:style-name="Internet_20_link" text:visited-style-name="Visited_20_Internet_20_Link">:ENABle {&lt;value&gt;}</text:a></text:p>
          </table:table-cell>
          <table:table-cell table:style-name="Table102.A2" office:value-type="string">
            <text:p text:style-name="P3">Enables specific bits in the Operation Instrument Isummary Event register</text:p>
          </table:table-cell>
        </table:table-row>
        <table:table-row>
          <table:table-cell table:style-name="Table102.A2" office:value-type="string">
            <text:p text:style-name="scpi1"><text:a xlink:type="simple" xlink:href="#stat_pre" text:style-name="Internet_20_link" text:visited-style-name="Visited_20_Internet_20_Link">:PREset</text:a></text:p>
          </table:table-cell>
          <table:table-cell table:style-name="Table102.A2" office:value-type="string">
            <text:p text:style-name="P3">Presets all enable registers to power-on state</text:p>
          </table:table-cell>
        </table:table-row>
        <table:table-row>
          <table:table-cell table:style-name="Table102.A2" office:value-type="string">
            <text:p text:style-name="scpi1">:QUEStionable</text:p>
          </table:table-cell>
          <table:table-cell table:style-name="Table102.A2" office:value-type="string">
            <text:p text:style-name="P3"/>
          </table:table-cell>
        </table:table-row>
        <table:table-row>
          <table:table-cell table:style-name="Table102.A2" office:value-type="string">
            <text:p text:style-name="scpi2"><text:a xlink:type="simple" xlink:href="#stat_ques" text:style-name="Internet_20_link" text:visited-style-name="Visited_20_Internet_20_Link">[:EVENt]?</text:a></text:p>
          </table:table-cell>
          <table:table-cell table:style-name="Table102.A2" office:value-type="string">
            <text:p text:style-name="P3">Returns the value of the Questionable Event register</text:p>
          </table:table-cell>
        </table:table-row>
        <table:table-row>
          <table:table-cell table:style-name="Table102.A2" office:value-type="string">
            <text:p text:style-name="scpi2"><text:a xlink:type="simple" xlink:href="#stat_ques_cond" text:style-name="Internet_20_link" text:visited-style-name="Visited_20_Internet_20_Link">:CONDition?</text:a></text:p>
          </table:table-cell>
          <table:table-cell table:style-name="Table102.A2" office:value-type="string">
            <text:p text:style-name="P3">Returns the value of the Questionable Condition register</text:p>
          </table:table-cell>
        </table:table-row>
        <table:table-row>
          <table:table-cell table:style-name="Table102.A2" office:value-type="string">
            <text:p text:style-name="scpi2"><text:a xlink:type="simple" xlink:href="#stat_ques_enab" text:style-name="Internet_20_link" text:visited-style-name="Visited_20_Internet_20_Link">:ENABle {&lt;value&gt;}</text:a></text:p>
          </table:table-cell>
          <table:table-cell table:style-name="Table102.A2" office:value-type="string">
            <text:p text:style-name="P3">Enables specific bits in the Questionable Event register</text:p>
          </table:table-cell>
        </table:table-row>
        <table:table-row>
          <table:table-cell table:style-name="Table102.A2" office:value-type="string">
            <text:p text:style-name="scpi2">:INSTrument[&lt;n&gt;]</text:p>
          </table:table-cell>
          <table:table-cell table:style-name="Table102.A2" office:value-type="string">
            <text:p text:style-name="Standard"/>
          </table:table-cell>
        </table:table-row>
        <table:table-row>
          <table:table-cell table:style-name="Table102.A2" office:value-type="string">
            <text:p text:style-name="scpi3"><text:a xlink:type="simple" xlink:href="#stat_ques_inst" text:style-name="Internet_20_link" text:visited-style-name="Visited_20_Internet_20_Link">[:EVENt]?</text:a></text:p>
          </table:table-cell>
          <table:table-cell table:style-name="Table102.A2" office:value-type="string">
            <text:p text:style-name="P3">Returns the value of the Questionable Instrument Event register</text:p>
          </table:table-cell>
        </table:table-row>
        <table:table-row>
          <table:table-cell table:style-name="Table102.A2" office:value-type="string">
            <text:p text:style-name="scpi3"><text:a xlink:type="simple" xlink:href="#stat_ques_inst_cond" text:style-name="Internet_20_link" text:visited-style-name="Visited_20_Internet_20_Link">:CONDition?</text:a></text:p>
          </table:table-cell>
          <table:table-cell table:style-name="Table102.A2" office:value-type="string">
            <text:p text:style-name="P3">Returns the value of the Questionable Instrument Condition register</text:p>
          </table:table-cell>
        </table:table-row>
        <table:table-row>
          <table:table-cell table:style-name="Table102.A2" office:value-type="string">
            <text:p text:style-name="scpi3"><text:a xlink:type="simple" xlink:href="#stat_ques_inst_enab" text:style-name="Internet_20_link" text:visited-style-name="Visited_20_Internet_20_Link">:ENABle {&lt;value&gt;}</text:a></text:p>
          </table:table-cell>
          <table:table-cell table:style-name="Table102.A2" office:value-type="string">
            <text:p text:style-name="P3">Enables specific bits in the Questionable Instrument Event register</text:p>
          </table:table-cell>
        </table:table-row>
        <table:table-row>
          <table:table-cell table:style-name="Table102.A2" office:value-type="string">
            <text:p text:style-name="scpi3">:ISUMmary&lt;n&gt;</text:p>
          </table:table-cell>
          <table:table-cell table:style-name="Table102.A2" office:value-type="string">
            <text:p text:style-name="P3"/>
          </table:table-cell>
        </table:table-row>
        <table:table-row>
          <table:table-cell table:style-name="Table102.A2" office:value-type="string">
            <text:p text:style-name="scpi4"><text:a xlink:type="simple" xlink:href="#stat_ques_inst_isum" text:style-name="Internet_20_link" text:visited-style-name="Visited_20_Internet_20_Link">[:EVENt]?</text:a></text:p>
          </table:table-cell>
          <table:table-cell table:style-name="Table102.A2" office:value-type="string">
            <text:p text:style-name="P3">Returns the value of the Questionable Instrument Isummary Event register</text:p>
          </table:table-cell>
        </table:table-row>
        <table:table-row>
          <table:table-cell table:style-name="Table102.A2" office:value-type="string">
            <text:p text:style-name="scpi4"><text:a xlink:type="simple" xlink:href="#stat_oper_inst_isum_cond" text:style-name="Internet_20_link" text:visited-style-name="Visited_20_Internet_20_Link">:CONDition?</text:a></text:p>
          </table:table-cell>
          <table:table-cell table:style-name="Table102.A2" office:value-type="string">
            <text:p text:style-name="P3">Returns the value of the Questionable Instrument Isummary Condition register</text:p>
          </table:table-cell>
        </table:table-row>
        <text:soft-page-break/>
        <table:table-row>
          <table:table-cell table:style-name="Table102.A2" office:value-type="string">
            <text:p text:style-name="scpi4"><text:a xlink:type="simple" xlink:href="#stat_ques_inst_isum_enab" text:style-name="Internet_20_link" text:visited-style-name="Visited_20_Internet_20_Link">:ENABle {&lt;value&gt;}</text:a></text:p>
          </table:table-cell>
          <table:table-cell table:style-name="Table102.A2" office:value-type="string">
            <text:p text:style-name="P3">Enables specific bits in the Questionable Instrument Isummary Event register</text:p>
          </table:table-cell>
        </table:table-row>
      </table:table>
      <text:list xml:id="list1732226573" text:continue-numbering="true" text:style-name="Outline">
        <text:list-item>
          <text:list>
            <text:list-item>
              <text:list>
                <text:list-item>
                  <text:h text:style-name="Heading_20_3" text:outline-level="3"><text:bookmark text:name="stat_oper"/>STATus:OPERation[:EVENt]?</text:h>
                </text:list-item>
              </text:list>
            </text:list-item>
          </text:list>
        </text:list-item>
      </text:list>
      <table:table table:name="Table111" table:style-name="Table111">
        <table:table-column table:style-name="Table111.A"/>
        <table:table-column table:style-name="Table111.B"/>
        <table:table-row>
          <table:table-cell table:style-name="Table111.A1" office:value-type="string">
            <text:p text:style-name="P3">Syntax</text:p>
          </table:table-cell>
          <table:table-cell table:style-name="Table111.A1" office:value-type="string">
            <text:p text:style-name="cmd_5f_root">STATus:OPERation[:EVENt]?</text:p>
          </table:table-cell>
        </table:table-row>
        <table:table-row>
          <table:table-cell table:style-name="Table111.A1" office:value-type="string">
            <text:p text:style-name="P3">Description</text:p>
          </table:table-cell>
          <table:table-cell table:style-name="Table111.A1" office:value-type="string">
            <text:p text:style-name="Standard">This query returns the value of the read-only Operation Status Event register The bits are latched and reading the register will clear it. The *CLS command can be also used to clear the register.</text:p>
          </table:table-cell>
        </table:table-row>
        <table:table-row>
          <table:table-cell table:style-name="Table111.A1" office:value-type="string">
            <text:p text:style-name="P3">Return</text:p>
          </table:table-cell>
          <table:table-cell table:style-name="Table111.A1" office:value-type="string">
            <text:p text:style-name="Standard">The value returned is the binary-weighted sum of all bits set in the register. For example, if bit 9 (decimal value = 512) and bit 13 (decimal value = 8192) are set, this command will return 8704. See table in the <text:a xlink:type="simple" xlink:href="http://www.envox.hr/eez/bench-power-supply/psu-scpi-reference-manual/psu-scpi-registers-and-queues.html#oper_stat_reg" text:style-name="Internet_20_link" text:visited-style-name="Visited_20_Internet_20_Link">Section 3.3</text:a> for bits description.</text:p>
          </table:table-cell>
        </table:table-row>
        <table:table-row>
          <table:table-cell table:style-name="Table111.A1" office:value-type="string">
            <text:p text:style-name="P5"><text:span text:style-name="T4">Usage</text:span><text:span text:style-name="T5"> </text:span><text:span text:style-name="T4">example</text:span></text:p>
          </table:table-cell>
          <table:table-cell table:style-name="Table111.A1" office:value-type="string">
            <text:p text:style-name="P3">If GROUp PARallel (bit 8) is set (next query returns 0 since the first query clears the event register):</text:p>
            <text:p text:style-name="cmd_5f_code_20_Start">STAT:OPER?</text:p>
            <text:p text:style-name="cmd_5f_code_20_Start">256</text:p>
            <text:p text:style-name="cmd_5f_code_5f_single">STAT:OPER?</text:p>
            <text:p text:style-name="cmd_5f_code">0</text:p>
          </table:table-cell>
        </table:table-row>
        <table:table-row>
          <table:table-cell table:style-name="Table111.A1" office:value-type="string">
            <text:p text:style-name="P5">Errors</text:p>
          </table:table-cell>
          <table:table-cell table:style-name="Table111.A1" office:value-type="string">
            <text:p text:style-name="P3"/>
          </table:table-cell>
        </table:table-row>
        <table:table-row>
          <table:table-cell table:style-name="Table111.A1" office:value-type="string">
            <text:p text:style-name="P5">Related Commands</text:p>
          </table:table-cell>
          <table:table-cell table:style-name="Table111.A1" office:value-type="string">
            <text:p text:style-name="P3">*CLS</text:p>
            <text:p text:style-name="P3">*STB?</text:p>
            <text:p text:style-name="P3">STATus:OPERation:ENABle</text:p>
          </table:table-cell>
        </table:table-row>
      </table:table>
      <text:list xml:id="list1521978170" text:continue-numbering="true" text:style-name="Outline">
        <text:list-item>
          <text:list>
            <text:list-item>
              <text:list>
                <text:list-item>
                  <text:h text:style-name="Heading_20_3" text:outline-level="3"><text:bookmark text:name="stat_oper_cond"/>STATus:OPERation:CONDition?</text:h>
                </text:list-item>
              </text:list>
            </text:list-item>
          </text:list>
        </text:list-item>
      </text:list>
      <table:table table:name="Table168" table:style-name="Table168">
        <table:table-column table:style-name="Table168.A"/>
        <table:table-column table:style-name="Table168.B"/>
        <table:table-row>
          <table:table-cell table:style-name="Table168.A1" office:value-type="string">
            <text:p text:style-name="P3">Syntax</text:p>
          </table:table-cell>
          <table:table-cell table:style-name="Table168.A1" office:value-type="string">
            <text:p text:style-name="cmd_5f_root">STATus:OPERation:CONDition?</text:p>
          </table:table-cell>
        </table:table-row>
        <table:table-row>
          <table:table-cell table:style-name="Table168.A1" office:value-type="string">
            <text:p text:style-name="P3">Description</text:p>
          </table:table-cell>
          <table:table-cell table:style-name="Table168.A1" office:value-type="string">
            <text:p text:style-name="Standard">This query returns the value of the read-only Operation Status Condition register. </text:p>
          </table:table-cell>
        </table:table-row>
        <table:table-row>
          <table:table-cell table:style-name="Table168.A1" office:value-type="string">
            <text:p text:style-name="P3">Return</text:p>
          </table:table-cell>
          <table:table-cell table:style-name="Table168.A1" office:value-type="string">
            <text:p text:style-name="Standard">The value returned is the binary-weighted sum of all bits set in the register. For example, if bit 9 (decimal value = 512) and bit 13 (decimal value = 8192) are set, this command will return 8704. See table in the <text:a xlink:type="simple" xlink:href="http://www.envox.hr/eez/bench-power-supply/psu-scpi-reference-manual/psu-scpi-registers-and-queues.html#oper_stat_reg" text:style-name="Internet_20_link" text:visited-style-name="Visited_20_Internet_20_Link">Section 3.3</text:a> for bits description.</text:p>
          </table:table-cell>
        </table:table-row>
        <table:table-row>
          <table:table-cell table:style-name="Table168.A1" office:value-type="string">
            <text:p text:style-name="P5"><text:span text:style-name="T4">Usage</text:span><text:span text:style-name="T5"> </text:span><text:span text:style-name="T4">example</text:span></text:p>
          </table:table-cell>
          <table:table-cell table:style-name="Table168.A1" office:value-type="string">
            <text:p text:style-name="P3">If GROUp PARallel (bit 8) is set:</text:p>
            <text:p text:style-name="cmd_5f_code_20_Start">STAT:OPER:COND?</text:p>
            <text:p text:style-name="cmd_5f_code_20_Start">256</text:p>
          </table:table-cell>
        </table:table-row>
        <table:table-row>
          <table:table-cell table:style-name="Table168.A1" office:value-type="string">
            <text:p text:style-name="P5">Errors</text:p>
          </table:table-cell>
          <table:table-cell table:style-name="Table168.A1" office:value-type="string">
            <text:p text:style-name="P3"/>
          </table:table-cell>
        </table:table-row>
        <table:table-row>
          <table:table-cell table:style-name="Table168.A1" office:value-type="string">
            <text:p text:style-name="P5">Related Commands</text:p>
          </table:table-cell>
          <table:table-cell table:style-name="Table168.A1" office:value-type="string">
            <text:p text:style-name="P3">STATus:OPERation:ENABle</text:p>
          </table:table-cell>
        </table:table-row>
      </table:table>
      <text:list xml:id="list1620805513" text:continue-numbering="true" text:style-name="Outline">
        <text:list-item>
          <text:list>
            <text:list-item>
              <text:list>
                <text:list-item>
                  <text:h text:style-name="Heading_20_3" text:outline-level="3"><text:bookmark text:name="stat_oper_enab"/>STATus:OPERation:ENABle</text:h>
                </text:list-item>
              </text:list>
            </text:list-item>
          </text:list>
        </text:list-item>
      </text:list>
      <table:table table:name="Table112" table:style-name="Table112">
        <table:table-column table:style-name="Table112.A"/>
        <table:table-column table:style-name="Table112.B" table:number-columns-repeated="4"/>
        <table:table-row>
          <table:table-cell table:style-name="Table112.A1" office:value-type="string">
            <text:p text:style-name="P3">Syntax</text:p>
          </table:table-cell>
          <table:table-cell table:style-name="Table112.A1" table:number-columns-spanned="4" office:value-type="string">
            <text:p text:style-name="cmd_5f_root">STATus:OPERation:ENABle {&lt;value&gt;}</text:p>
            <text:p text:style-name="cmd_5f_root">STATus:OPERation:ENABle?</text:p>
          </table:table-cell>
          <table:covered-table-cell/>
          <table:covered-table-cell/>
          <table:covered-table-cell/>
        </table:table-row>
        <table:table-row>
          <table:table-cell table:style-name="Table112.A1" office:value-type="string">
            <text:p text:style-name="P3">Description</text:p>
          </table:table-cell>
          <table:table-cell table:style-name="Table112.A1" table:number-columns-spanned="4" office:value-type="string">
            <text:p text:style-name="P3">This command and its query set and read the value of the Operation Status Enable register. The Enable register is a mask for enabling specific bits from the Operation Event register to set the operation summary bit 7 (OPER) of the Status Byte register. This bit is the logical OR of all the Operational Event register bits that are enabled by the Operation Status Enable register.</text:p>
          </table:table-cell>
          <table:covered-table-cell/>
          <table:covered-table-cell/>
          <table:covered-table-cell/>
        </table:table-row>
        <table:table-row>
          <table:table-cell table:style-name="Table112.A1" office:value-type="string">
            <text:p text:style-name="P3">Return</text:p>
          </table:table-cell>
          <table:table-cell table:style-name="Table112.A1" table:number-columns-spanned="4" office:value-type="string">
            <text:p text:style-name="P3">Query the Operation Status Enable register. The PSU returns a binary-weighted decimal representing the bits set in the enable register.</text:p>
          </table:table-cell>
          <table:covered-table-cell/>
          <table:covered-table-cell/>
          <table:covered-table-cell/>
        </table:table-row>
        <table:table-row>
          <table:table-cell table:style-name="Table112.A1" table:number-rows-spanned="2" office:value-type="string">
            <text:p text:style-name="P3">Parameters</text:p>
          </table:table-cell>
          <table:table-cell table:style-name="Table112.B4" office:value-type="string">
            <text:p text:style-name="P4">Name</text:p>
          </table:table-cell>
          <table:table-cell table:style-name="Table112.B4" office:value-type="string">
            <text:p text:style-name="P4">Type</text:p>
          </table:table-cell>
          <table:table-cell table:style-name="Table112.B4" office:value-type="string">
            <text:p text:style-name="P4">Range</text:p>
          </table:table-cell>
          <table:table-cell table:style-name="Table112.B4" office:value-type="string">
            <text:p text:style-name="P4">Default</text:p>
          </table:table-cell>
        </table:table-row>
        <table:table-row>
          <table:covered-table-cell/>
          <table:table-cell table:style-name="Table112.A1" office:value-type="string">
            <text:p text:style-name="Standard">&lt;value&gt;</text:p>
          </table:table-cell>
          <table:table-cell table:style-name="Table112.A1" office:value-type="string">
            <text:p text:style-name="P1">Numeric</text:p>
          </table:table-cell>
          <table:table-cell table:style-name="Table112.A1" office:value-type="string">
            <text:p text:style-name="P2">A decimal value which corresponds to <text:soft-page-break/>the binary-weighted sum of the bits in the register (see the table in <text:a xlink:type="simple" xlink:href="http://www.envox.hr/eez/bench-power-supply/psu-scpi-reference-manual/psu-scpi-registers-and-queues.html#oper_stat_reg" text:style-name="Internet_20_link" text:visited-style-name="Visited_20_Internet_20_Link">Section 3.3</text:a>)</text:p>
          </table:table-cell>
          <table:table-cell table:style-name="Table112.A1" office:value-type="string">
            <text:p text:style-name="P1">PREset=0</text:p>
          </table:table-cell>
        </table:table-row>
        <table:table-row>
          <table:table-cell table:style-name="Table112.A1" office:value-type="string">
            <text:p text:style-name="P5"><text:span text:style-name="T4">Usage</text:span><text:span text:style-name="T5"> </text:span><text:span text:style-name="T4">example</text:span></text:p>
          </table:table-cell>
          <table:table-cell table:style-name="Table112.A1" table:number-columns-spanned="4" office:value-type="string">
            <text:p text:style-name="Standard">Enable ISUM (bit 13):</text:p>
            <text:p text:style-name="cmd_5f_code_20_Start">STAT:OPER:ENAB 8192</text:p>
          </table:table-cell>
          <table:covered-table-cell/>
          <table:covered-table-cell/>
          <table:covered-table-cell/>
        </table:table-row>
        <table:table-row>
          <table:table-cell table:style-name="Table112.A1" office:value-type="string">
            <text:p text:style-name="P5">Errors</text:p>
          </table:table-cell>
          <table:table-cell table:style-name="Table112.A1" table:number-columns-spanned="4" office:value-type="string">
            <text:p text:style-name="P3"/>
          </table:table-cell>
          <table:covered-table-cell/>
          <table:covered-table-cell/>
          <table:covered-table-cell/>
        </table:table-row>
        <table:table-row>
          <table:table-cell table:style-name="Table112.A1" office:value-type="string">
            <text:p text:style-name="P5">Related Commands</text:p>
          </table:table-cell>
          <table:table-cell table:style-name="Table112.A1" table:number-columns-spanned="4" office:value-type="string">
            <text:p text:style-name="P3">*CLS</text:p>
            <text:p text:style-name="P3">*STB?</text:p>
            <text:p text:style-name="P3">STATus:OPERation[:EVENt]?</text:p>
          </table:table-cell>
          <table:covered-table-cell/>
          <table:covered-table-cell/>
          <table:covered-table-cell/>
        </table:table-row>
      </table:table>
      <text:list xml:id="list522516679" text:continue-numbering="true" text:style-name="Outline">
        <text:list-item>
          <text:list>
            <text:list-item>
              <text:list>
                <text:list-item>
                  <text:h text:style-name="Heading_20_3" text:outline-level="3"><text:bookmark text:name="stat_oper_inst"/>STATus:OPERation:INSTrument[:EVENt]?</text:h>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3">Syntax</text:p>
          </table:table-cell>
          <table:table-cell table:style-name="Table32.A1" office:value-type="string">
            <text:p text:style-name="cmd_5f_root">STATus:OPERation:INSTrument[:EVENt]?</text:p>
          </table:table-cell>
        </table:table-row>
        <table:table-row>
          <table:table-cell table:style-name="Table32.A1" office:value-type="string">
            <text:p text:style-name="P3">Description</text:p>
          </table:table-cell>
          <table:table-cell table:style-name="Table32.A1" office:value-type="string">
            <text:p text:style-name="Standard">This query returns the value of the read-only Instrument Operation Status Event register. The bits are latched and reading the register will clear it. The *CLS command can be also used to clear the register. </text:p>
          </table:table-cell>
        </table:table-row>
        <table:table-row>
          <table:table-cell table:style-name="Table32.A1" office:value-type="string">
            <text:p text:style-name="P3">Return</text:p>
          </table:table-cell>
          <table:table-cell table:style-name="Table32.A1" office:value-type="string">
            <text:p text:style-name="Standard">The value returned is the binary-weighted sum of all bits set in the register. For example, if bit 1 (decimal value = 2) and bit 2 (decimal value = 4) are set, this command will return 6. See table in the <text:a xlink:type="simple" xlink:href="http://www.envox.hr/eez/bench-power-supply/psu-scpi-reference-manual/psu-scpi-registers-and-queues.html#oper_inst_stat_reg" text:style-name="Internet_20_link" text:visited-style-name="Visited_20_Internet_20_Link">Section 3.3.1</text:a> for bits description.</text:p>
          </table:table-cell>
        </table:table-row>
        <table:table-row>
          <table:table-cell table:style-name="Table32.A1" office:value-type="string">
            <text:p text:style-name="P5"><text:span text:style-name="T4">Usage</text:span><text:span text:style-name="T5"> </text:span><text:span text:style-name="T4">example</text:span></text:p>
          </table:table-cell>
          <table:table-cell table:style-name="Table32.A1" office:value-type="string">
            <text:p text:style-name="Standard">If bit 2 (INST2) is set:</text:p>
            <text:p text:style-name="cmd_5f_code_20_Start">STAT:OPER:INST?</text:p>
            <text:p text:style-name="cmd_5f_code_20_Start">4</text:p>
          </table:table-cell>
        </table:table-row>
        <table:table-row>
          <table:table-cell table:style-name="Table32.A1" office:value-type="string">
            <text:p text:style-name="P5">Errors</text:p>
          </table:table-cell>
          <table:table-cell table:style-name="Table32.A1" office:value-type="string">
            <text:p text:style-name="P3"/>
          </table:table-cell>
        </table:table-row>
        <table:table-row>
          <table:table-cell table:style-name="Table32.A1" office:value-type="string">
            <text:p text:style-name="P5">Related Commands</text:p>
          </table:table-cell>
          <table:table-cell table:style-name="Table32.A1" office:value-type="string">
            <text:p text:style-name="P3">*CLS</text:p>
            <text:p text:style-name="P3">STATus:PREset</text:p>
          </table:table-cell>
        </table:table-row>
      </table:table>
      <text:list xml:id="list83028580" text:continue-numbering="true" text:style-name="Outline">
        <text:list-item>
          <text:list>
            <text:list-item>
              <text:list>
                <text:list-item>
                  <text:h text:style-name="Heading_20_3" text:outline-level="3"><text:bookmark text:name="stat_oper_inst_cond"/>STATus:OPERation:INSTrument:CONDition?</text:h>
                </text:list-item>
              </text:list>
            </text:list-item>
          </text:list>
        </text:list-item>
      </text:list>
      <table:table table:name="Table167" table:style-name="Table167">
        <table:table-column table:style-name="Table167.A"/>
        <table:table-column table:style-name="Table167.B"/>
        <table:table-row>
          <table:table-cell table:style-name="Table167.A1" office:value-type="string">
            <text:p text:style-name="P3">Syntax</text:p>
          </table:table-cell>
          <table:table-cell table:style-name="Table167.A1" office:value-type="string">
            <text:p text:style-name="cmd_5f_root">STATus:OPERation:INSTrument:CONDition?</text:p>
          </table:table-cell>
        </table:table-row>
        <table:table-row>
          <table:table-cell table:style-name="Table167.A1" office:value-type="string">
            <text:p text:style-name="P3">Description</text:p>
          </table:table-cell>
          <table:table-cell table:style-name="Table167.A1" office:value-type="string">
            <text:p text:style-name="Standard">This query returns the value of the read-only Instrument Operation Status Condition register. </text:p>
          </table:table-cell>
        </table:table-row>
        <table:table-row>
          <table:table-cell table:style-name="Table167.A1" office:value-type="string">
            <text:p text:style-name="P3">Return</text:p>
          </table:table-cell>
          <table:table-cell table:style-name="Table167.A1" office:value-type="string">
            <text:p text:style-name="Standard">The value returned is the binary-weighted sum of all bits set in the register. For example, if bit 1 (decimal value = 2) and bit 2 (decimal value = 4) are set, this command will return 6. See table in the <text:a xlink:type="simple" xlink:href="http://www.envox.hr/eez/bench-power-supply/psu-scpi-reference-manual/psu-scpi-registers-and-queues.html#oper_inst_stat_reg" text:style-name="Internet_20_link" text:visited-style-name="Visited_20_Internet_20_Link">Section 3.3.1</text:a> for bits description.</text:p>
          </table:table-cell>
        </table:table-row>
        <table:table-row>
          <table:table-cell table:style-name="Table167.A1" office:value-type="string">
            <text:p text:style-name="P5"><text:span text:style-name="T4">Usage</text:span><text:span text:style-name="T5"> </text:span><text:span text:style-name="T4">example</text:span></text:p>
          </table:table-cell>
          <table:table-cell table:style-name="Table167.A1" office:value-type="string">
            <text:p text:style-name="Standard">If bit 2 (INST2) is set:</text:p>
            <text:p text:style-name="cmd_5f_code_20_Start">STAT:OPER:INST:COND?</text:p>
            <text:p text:style-name="cmd_5f_code_20_Start">4</text:p>
          </table:table-cell>
        </table:table-row>
        <table:table-row>
          <table:table-cell table:style-name="Table167.A1" office:value-type="string">
            <text:p text:style-name="P5">Errors</text:p>
          </table:table-cell>
          <table:table-cell table:style-name="Table167.A1" office:value-type="string">
            <text:p text:style-name="P3"/>
          </table:table-cell>
        </table:table-row>
        <table:table-row>
          <table:table-cell table:style-name="Table167.A1" office:value-type="string">
            <text:p text:style-name="P5">Related Commands</text:p>
          </table:table-cell>
          <table:table-cell table:style-name="Table167.A1" office:value-type="string">
            <text:p text:style-name="P3">STATus:PREset</text:p>
          </table:table-cell>
        </table:table-row>
      </table:table>
      <text:list xml:id="list1318429327" text:continue-numbering="true" text:style-name="Outline">
        <text:list-item>
          <text:list>
            <text:list-item>
              <text:list>
                <text:list-item>
                  <text:h text:style-name="Heading_20_3" text:outline-level="3"><text:bookmark text:name="stat_oper_inst_enab"/>STATus:OPERation:INSTrument:ENABle</text:h>
                </text:list-item>
              </text:list>
            </text:list-item>
          </text:list>
        </text:list-item>
      </text:list>
      <table:table table:name="Table104" table:style-name="Table104">
        <table:table-column table:style-name="Table104.A"/>
        <table:table-column table:style-name="Table104.B" table:number-columns-repeated="4"/>
        <table:table-row>
          <table:table-cell table:style-name="Table104.A1" office:value-type="string">
            <text:p text:style-name="P3">Syntax</text:p>
          </table:table-cell>
          <table:table-cell table:style-name="Table104.A1" table:number-columns-spanned="4" office:value-type="string">
            <text:p text:style-name="cmd_5f_root">STATus:OPERation:INSTrument:ENABle {&lt;value&gt;}</text:p>
            <text:p text:style-name="cmd_5f_root">STATus:OPERation:INSTrument:ENABle?</text:p>
          </table:table-cell>
          <table:covered-table-cell/>
          <table:covered-table-cell/>
          <table:covered-table-cell/>
        </table:table-row>
        <table:table-row>
          <table:table-cell table:style-name="Table104.A1" office:value-type="string">
            <text:p text:style-name="P3">Description</text:p>
          </table:table-cell>
          <table:table-cell table:style-name="Table104.A1" table:number-columns-spanned="4" office:value-type="string">
            <text:p text:style-name="P3">Enable bits in the Instrument Operation Status Enable register. The selected bits are then reported to the Operation Status Event register. </text:p>
          </table:table-cell>
          <table:covered-table-cell/>
          <table:covered-table-cell/>
          <table:covered-table-cell/>
        </table:table-row>
        <table:table-row>
          <table:table-cell table:style-name="Table104.A1" office:value-type="string">
            <text:p text:style-name="P3">Return</text:p>
          </table:table-cell>
          <table:table-cell table:style-name="Table104.A1" table:number-columns-spanned="4" office:value-type="string">
            <text:p text:style-name="P3">Query the Instrument Operation Status Enable register. The PSU returns a binary-weighted decimal representing the bits set in the enable register.</text:p>
          </table:table-cell>
          <table:covered-table-cell/>
          <table:covered-table-cell/>
          <table:covered-table-cell/>
        </table:table-row>
        <text:soft-page-break/>
        <table:table-row>
          <table:table-cell table:style-name="Table104.A1" table:number-rows-spanned="2" office:value-type="string">
            <text:p text:style-name="P3">Parameters</text:p>
          </table:table-cell>
          <table:table-cell table:style-name="Table104.B4" office:value-type="string">
            <text:p text:style-name="P4">Name</text:p>
          </table:table-cell>
          <table:table-cell table:style-name="Table104.B4" office:value-type="string">
            <text:p text:style-name="P4">Type</text:p>
          </table:table-cell>
          <table:table-cell table:style-name="Table104.B4" office:value-type="string">
            <text:p text:style-name="P4">Range</text:p>
          </table:table-cell>
          <table:table-cell table:style-name="Table104.B4" office:value-type="string">
            <text:p text:style-name="P4">Default</text:p>
          </table:table-cell>
        </table:table-row>
        <table:table-row>
          <table:covered-table-cell/>
          <table:table-cell table:style-name="Table104.A1" office:value-type="string">
            <text:p text:style-name="Standard">&lt;value&gt;</text:p>
          </table:table-cell>
          <table:table-cell table:style-name="Table104.A1" office:value-type="string">
            <text:p text:style-name="P1">Numeric</text:p>
          </table:table-cell>
          <table:table-cell table:style-name="Table104.A1" office:value-type="string">
            <text:p text:style-name="P2">A decimal value which corresponds to the binary-weighted sum of the bits in the register (see the table in <text:a xlink:type="simple" xlink:href="http://www.envox.hr/eez/bench-power-supply/psu-scpi-reference-manual/psu-scpi-registers-and-queues.html#oper_inst_stat_reg" text:style-name="Internet_20_link" text:visited-style-name="Visited_20_Internet_20_Link">Section 3.3.1</text:a>)</text:p>
          </table:table-cell>
          <table:table-cell table:style-name="Table104.A1" office:value-type="string">
            <text:p text:style-name="P1">PREset=0</text:p>
          </table:table-cell>
        </table:table-row>
        <table:table-row>
          <table:table-cell table:style-name="Table104.A1" office:value-type="string">
            <text:p text:style-name="P5"><text:span text:style-name="T4">Usage</text:span><text:span text:style-name="T5"> </text:span><text:span text:style-name="T4">example</text:span></text:p>
          </table:table-cell>
          <table:table-cell table:style-name="Table104.A1" table:number-columns-spanned="4" office:value-type="string">
            <text:p text:style-name="Standard">Enable INST1 (bit 1) and INST2 (bit 2):</text:p>
            <text:p text:style-name="cmd_5f_code_20_Start">STAT:OPER:INST:ENAB 6</text:p>
          </table:table-cell>
          <table:covered-table-cell/>
          <table:covered-table-cell/>
          <table:covered-table-cell/>
        </table:table-row>
        <table:table-row>
          <table:table-cell table:style-name="Table104.A1" office:value-type="string">
            <text:p text:style-name="P5">Errors</text:p>
          </table:table-cell>
          <table:table-cell table:style-name="Table104.A1" table:number-columns-spanned="4" office:value-type="string">
            <text:p text:style-name="P3"/>
          </table:table-cell>
          <table:covered-table-cell/>
          <table:covered-table-cell/>
          <table:covered-table-cell/>
        </table:table-row>
        <table:table-row>
          <table:table-cell table:style-name="Table104.A1" office:value-type="string">
            <text:p text:style-name="P5">Related Commands</text:p>
          </table:table-cell>
          <table:table-cell table:style-name="Table104.A1" table:number-columns-spanned="4" office:value-type="string">
            <text:p text:style-name="P3">*CLS</text:p>
            <text:p text:style-name="P3">STATus:PREset</text:p>
          </table:table-cell>
          <table:covered-table-cell/>
          <table:covered-table-cell/>
          <table:covered-table-cell/>
        </table:table-row>
      </table:table>
      <text:list xml:id="list269479200" text:continue-numbering="true" text:style-name="Outline">
        <text:list-item>
          <text:list>
            <text:list-item>
              <text:list>
                <text:list-item>
                  <text:h text:style-name="Heading_20_3" text:outline-level="3"><text:bookmark text:name="stat_oper_inst_isum"/>STATus:OPERation:INSTrument:ISUMmary[&lt;n&gt;][:EVENt]?</text:h>
                </text:list-item>
              </text:list>
            </text:list-item>
          </text:list>
        </text:list-item>
      </text:list>
      <table:table table:name="Table113" table:style-name="Table113">
        <table:table-column table:style-name="Table113.A"/>
        <table:table-column table:style-name="Table113.B"/>
        <table:table-row>
          <table:table-cell table:style-name="Table113.A1" office:value-type="string">
            <text:p text:style-name="P3">Syntax</text:p>
          </table:table-cell>
          <table:table-cell table:style-name="Table113.A1" office:value-type="string">
            <text:p text:style-name="cmd_5f_root">STATus:OPERation:INSTrument:ISUMmary[&lt;n&gt;][:EVENt]?</text:p>
          </table:table-cell>
        </table:table-row>
        <table:table-row>
          <table:table-cell table:style-name="Table113.A1" office:value-type="string">
            <text:p text:style-name="P3">Description</text:p>
          </table:table-cell>
          <table:table-cell table:style-name="Table113.A1" office:value-type="string">
            <text:p text:style-name="Standard">This query returns the value of the read-only Instrument Isummary Operation Status Event register <text:span text:style-name="T3">for a specific channel of the </text:span><text:span text:style-name="T2">PSU represented by numeric value [&lt;n&gt;]</text:span><text:span text:style-name="T3">. When [&lt;n&gt;] is omitted, the system queries the Instrument Isummary Operation Status Event register of the current channel. The bits are latched and reading the register will clear it. The *CLS command can be also used to clear the register.</text:span></text:p>
          </table:table-cell>
        </table:table-row>
        <table:table-row>
          <table:table-cell table:style-name="Table113.A1" office:value-type="string">
            <text:p text:style-name="P3">Return</text:p>
          </table:table-cell>
          <table:table-cell table:style-name="Table113.A1" office:value-type="string">
            <text:p text:style-name="Standard">The value returned is the binary-weighted sum of all bits set in the register. See table in the <text:a xlink:type="simple" xlink:href="http://www.envox.hr/eez/bench-power-supply/psu-scpi-reference-manual/psu-scpi-registers-and-queues.html#oper_isum_stat_reg" text:style-name="Internet_20_link" text:visited-style-name="Visited_20_Internet_20_Link">Section 3.3.2</text:a> for bits description.</text:p>
          </table:table-cell>
        </table:table-row>
        <table:table-row>
          <table:table-cell table:style-name="Table113.A1" office:value-type="string">
            <text:p text:style-name="P5"><text:span text:style-name="T4">Usage</text:span><text:span text:style-name="T5"> </text:span><text:span text:style-name="T4">example</text:span></text:p>
          </table:table-cell>
          <table:table-cell table:style-name="Table113.A1" office:value-type="string">
            <text:p text:style-name="Standard">If bit 8 (CV1) and bit 10 (OE1) on the channel 1 are set (256+1024=1280):</text:p>
            <text:p text:style-name="cmd_5f_code_20_Start">STAT:OPER:INST:ISUM1?</text:p>
            <text:p text:style-name="cmd_5f_code_20_Start">1280</text:p>
          </table:table-cell>
        </table:table-row>
        <table:table-row>
          <table:table-cell table:style-name="Table113.A1" office:value-type="string">
            <text:p text:style-name="P5">Errors</text:p>
          </table:table-cell>
          <table:table-cell table:style-name="Table113.A1" office:value-type="string">
            <text:p text:style-name="P3"/>
          </table:table-cell>
        </table:table-row>
        <table:table-row>
          <table:table-cell table:style-name="Table113.A1" office:value-type="string">
            <text:p text:style-name="P5">Related Commands</text:p>
          </table:table-cell>
          <table:table-cell table:style-name="Table113.A1" office:value-type="string">
            <text:p text:style-name="P3">*CLS</text:p>
            <text:p text:style-name="P3">OUTPut:MODE?</text:p>
          </table:table-cell>
        </table:table-row>
      </table:table>
      <text:list xml:id="list797621313" text:continue-numbering="true" text:style-name="Outline">
        <text:list-item>
          <text:list>
            <text:list-item>
              <text:list>
                <text:list-item>
                  <text:h text:style-name="Heading_20_3" text:outline-level="3"><text:bookmark text:name="stat_oper_inst_isum_cond"/>STATus:OPERation:INSTrument:ISUMmary[&lt;n&gt;]:CONDition?</text:h>
                </text:list-item>
              </text:list>
            </text:list-item>
          </text:list>
        </text:list-item>
      </text:list>
      <table:table table:name="Table169" table:style-name="Table169">
        <table:table-column table:style-name="Table169.A"/>
        <table:table-column table:style-name="Table169.B"/>
        <table:table-row>
          <table:table-cell table:style-name="Table169.A1" office:value-type="string">
            <text:p text:style-name="P3">Syntax</text:p>
          </table:table-cell>
          <table:table-cell table:style-name="Table169.A1" office:value-type="string">
            <text:p text:style-name="cmd_5f_root">STATus:OPERation:INSTrument:ISUMmary[&lt;n&gt;]:CONDition?</text:p>
          </table:table-cell>
        </table:table-row>
        <table:table-row>
          <table:table-cell table:style-name="Table169.A1" office:value-type="string">
            <text:p text:style-name="P3">Description</text:p>
          </table:table-cell>
          <table:table-cell table:style-name="Table169.A1" office:value-type="string">
            <text:p text:style-name="Standard">This query returns the value of the read-only Instrument Isummary Operation Status Condition register <text:span text:style-name="T3">for a specific channel of the </text:span><text:span text:style-name="T2">PSU represented by numeric value [&lt;n&gt;]</text:span><text:span text:style-name="T3">. When [&lt;n&gt;] is omitted, the system queries the Instrument Isummary Operation Status Condition register of the current channel.</text:span></text:p>
          </table:table-cell>
        </table:table-row>
        <table:table-row>
          <table:table-cell table:style-name="Table169.A1" office:value-type="string">
            <text:p text:style-name="P3">Return</text:p>
          </table:table-cell>
          <table:table-cell table:style-name="Table169.A1" office:value-type="string">
            <text:p text:style-name="Standard">The value returned is the binary-weighted sum of all bits set in the register. See table in the <text:a xlink:type="simple" xlink:href="http://www.envox.hr/eez/bench-power-supply/psu-scpi-reference-manual/psu-scpi-registers-and-queues.html#oper_isum_stat_reg" text:style-name="Internet_20_link" text:visited-style-name="Visited_20_Internet_20_Link">Section 3.3.2</text:a> for bits description.</text:p>
          </table:table-cell>
        </table:table-row>
        <table:table-row>
          <table:table-cell table:style-name="Table169.A1" office:value-type="string">
            <text:p text:style-name="P5"><text:span text:style-name="T4">Usage</text:span><text:span text:style-name="T5"> </text:span><text:span text:style-name="T4">example</text:span></text:p>
          </table:table-cell>
          <table:table-cell table:style-name="Table169.A1" office:value-type="string">
            <text:p text:style-name="Standard">If bit 8 (CV1) and bit 10 (OE1) on the channel 1 are set (256+1024=1280):</text:p>
            <text:p text:style-name="cmd_5f_code_20_Start">STAT:OPER:INST:ISUM1:COND?</text:p>
            <text:p text:style-name="cmd_5f_code_20_Start">1280</text:p>
          </table:table-cell>
        </table:table-row>
        <table:table-row>
          <table:table-cell table:style-name="Table169.A1" office:value-type="string">
            <text:p text:style-name="P5">Errors</text:p>
          </table:table-cell>
          <table:table-cell table:style-name="Table169.A1" office:value-type="string">
            <text:p text:style-name="P3"/>
          </table:table-cell>
        </table:table-row>
        <table:table-row>
          <table:table-cell table:style-name="Table169.A1" office:value-type="string">
            <text:p text:style-name="P5">Related Commands</text:p>
          </table:table-cell>
          <table:table-cell table:style-name="Table169.A1" office:value-type="string">
            <text:p text:style-name="P3">OUTPut:MODE?</text:p>
          </table:table-cell>
        </table:table-row>
      </table:table>
      <text:list xml:id="list229389123" text:continue-numbering="true" text:style-name="Outline">
        <text:list-item>
          <text:list>
            <text:list-item>
              <text:list>
                <text:list-item>
                  <text:h text:style-name="Heading_20_3" text:outline-level="3"><text:bookmark text:name="stat_oper_inst_isum_enab"/>STATus:OPERation:INSTrument:ISUMmary&lt;n&gt;:ENABle</text:h>
                </text:list-item>
              </text:list>
            </text:list-item>
          </text:list>
        </text:list-item>
      </text:list>
      <table:table table:name="Table114" table:style-name="Table114">
        <table:table-column table:style-name="Table114.A"/>
        <table:table-column table:style-name="Table114.B" table:number-columns-repeated="4"/>
        <table:table-row>
          <table:table-cell table:style-name="Table114.A1" office:value-type="string">
            <text:p text:style-name="P3">Syntax</text:p>
          </table:table-cell>
          <table:table-cell table:style-name="Table114.A1" table:number-columns-spanned="4" office:value-type="string">
            <text:p text:style-name="cmd_5f_root">STATus:OPERation:INSTrument:ISUMmary[&lt;n&gt;]:ENABle {&lt;value&gt;}</text:p>
            <text:p text:style-name="cmd_5f_root">STATus:OPERation:INSTrument:ISUMmary[&lt;n&gt;]:ENABle?</text:p>
          </table:table-cell>
          <table:covered-table-cell/>
          <table:covered-table-cell/>
          <table:covered-table-cell/>
        </table:table-row>
        <table:table-row>
          <table:table-cell table:style-name="Table114.A1" office:value-type="string">
            <text:p text:style-name="P3">Description</text:p>
          </table:table-cell>
          <table:table-cell table:style-name="Table114.A1" table:number-columns-spanned="4" office:value-type="string">
            <text:p text:style-name="P3">Enable bits in the Instrument Isummary Operation Status Enable register for a specific <text:soft-page-break/>channel of the <text:span text:style-name="T1">PSU represented by numeric value [&lt;n&gt;]</text:span>. When [&lt;n&gt;] is omitted, the system queries the Instrument Isummary Operation Status Enable register of the current channel. The selected bits are then reported to the Status Byte.</text:p>
            <text:p text:style-name="P3"/>
            <text:p text:style-name="P3">This command and its query set and read the value of the Operation Status Enable register. The Enable register is a mask for enabling specific bits from the Operation Event register to set the operation summary bit (OPER) of the Status Byte register. This bit (bit 7) is the logical OR of all the Operational Event register bits that are enabled by the Operation Status Enable register</text:p>
          </table:table-cell>
          <table:covered-table-cell/>
          <table:covered-table-cell/>
          <table:covered-table-cell/>
        </table:table-row>
        <table:table-row>
          <table:table-cell table:style-name="Table114.A1" office:value-type="string">
            <text:p text:style-name="P3">Return</text:p>
          </table:table-cell>
          <table:table-cell table:style-name="Table114.A1" table:number-columns-spanned="4" office:value-type="string">
            <text:p text:style-name="P3">Query the Instrument Isummary Operation Status Enable register. The PSU returns a binary-weighted decimal representing the bits set in the enable register.</text:p>
          </table:table-cell>
          <table:covered-table-cell/>
          <table:covered-table-cell/>
          <table:covered-table-cell/>
        </table:table-row>
        <table:table-row>
          <table:table-cell table:style-name="Table114.A1" table:number-rows-spanned="2" office:value-type="string">
            <text:p text:style-name="P3">Parameters</text:p>
          </table:table-cell>
          <table:table-cell table:style-name="Table114.B4" office:value-type="string">
            <text:p text:style-name="P4">Name</text:p>
          </table:table-cell>
          <table:table-cell table:style-name="Table114.B4" office:value-type="string">
            <text:p text:style-name="P4">Type</text:p>
          </table:table-cell>
          <table:table-cell table:style-name="Table114.B4" office:value-type="string">
            <text:p text:style-name="P4">Range</text:p>
          </table:table-cell>
          <table:table-cell table:style-name="Table114.B4" office:value-type="string">
            <text:p text:style-name="P4">Default</text:p>
          </table:table-cell>
        </table:table-row>
        <table:table-row>
          <table:covered-table-cell/>
          <table:table-cell table:style-name="Table114.A1" office:value-type="string">
            <text:p text:style-name="Standard">&lt;value&gt;</text:p>
          </table:table-cell>
          <table:table-cell table:style-name="Table114.A1" office:value-type="string">
            <text:p text:style-name="P1">Numeric</text:p>
          </table:table-cell>
          <table:table-cell table:style-name="Table114.A1" office:value-type="string">
            <text:p text:style-name="P2">A decimal value which corresponds to the binary-weighted sum of the bits in the register (see the table in <text:a xlink:type="simple" xlink:href="http://www.envox.hr/eez/bench-power-supply/psu-scpi-reference-manual/psu-scpi-registers-and-queues.html#oper_isum_stat_reg" text:style-name="Internet_20_link" text:visited-style-name="Visited_20_Internet_20_Link">Section 3.3.2</text:a>)</text:p>
          </table:table-cell>
          <table:table-cell table:style-name="Table114.A1" office:value-type="string">
            <text:p text:style-name="P1">PREset=0</text:p>
          </table:table-cell>
        </table:table-row>
        <table:table-row>
          <table:table-cell table:style-name="Table114.A1" office:value-type="string">
            <text:p text:style-name="P5"><text:span text:style-name="T4">Usage</text:span><text:span text:style-name="T5"> </text:span><text:span text:style-name="T4">example</text:span></text:p>
          </table:table-cell>
          <table:table-cell table:style-name="Table114.A1" table:number-columns-spanned="4" office:value-type="string">
            <text:p text:style-name="Standard">The query returns that VOLT1 (bit 0), CURR1 (bit 1) and TEMP1 (bit 4) are set (1+2+16=19):</text:p>
            <text:p text:style-name="cmd_5f_code_20_Start">INST?</text:p>
            <text:p text:style-name="cmd_5f_code">CH2</text:p>
            <text:p text:style-name="cmd_5f_code_20_Start">INST CH1</text:p>
            <text:p text:style-name="cmd_5f_code">STAT:OPER:INST:ISUM:ENABLE?</text:p>
            <text:p text:style-name="cmd_5f_code_20_Start">19</text:p>
          </table:table-cell>
          <table:covered-table-cell/>
          <table:covered-table-cell/>
          <table:covered-table-cell/>
        </table:table-row>
        <table:table-row>
          <table:table-cell table:style-name="Table114.A1" office:value-type="string">
            <text:p text:style-name="P5">Errors</text:p>
          </table:table-cell>
          <table:table-cell table:style-name="Table114.A1" table:number-columns-spanned="4" office:value-type="string">
            <text:p text:style-name="P3"/>
          </table:table-cell>
          <table:covered-table-cell/>
          <table:covered-table-cell/>
          <table:covered-table-cell/>
        </table:table-row>
        <table:table-row>
          <table:table-cell table:style-name="Table114.A1" office:value-type="string">
            <text:p text:style-name="P5">Related Commands</text:p>
          </table:table-cell>
          <table:table-cell table:style-name="Table114.A1" table:number-columns-spanned="4" office:value-type="string">
            <text:p text:style-name="P3">*CLS</text:p>
            <text:p text:style-name="P3">STATus:PREset</text:p>
          </table:table-cell>
          <table:covered-table-cell/>
          <table:covered-table-cell/>
          <table:covered-table-cell/>
        </table:table-row>
      </table:table>
      <text:list xml:id="list2079019922" text:continue-numbering="true" text:style-name="Outline">
        <text:list-item>
          <text:list>
            <text:list-item>
              <text:list>
                <text:list-item>
                  <text:h text:style-name="Heading_20_3" text:outline-level="3"><text:bookmark text:name="stat_pre"/>STATus:PREset</text:h>
                </text:list-item>
              </text:list>
            </text:list-item>
          </text:list>
        </text:list-item>
      </text:list>
      <table:table table:name="Table115" table:style-name="Table115">
        <table:table-column table:style-name="Table115.A"/>
        <table:table-column table:style-name="Table115.B"/>
        <table:table-row>
          <table:table-cell table:style-name="Table115.A1" office:value-type="string">
            <text:p text:style-name="P3">Syntax</text:p>
          </table:table-cell>
          <table:table-cell table:style-name="Table115.A1" office:value-type="string">
            <text:p text:style-name="cmd_5f_root">STATus:PREset</text:p>
          </table:table-cell>
        </table:table-row>
        <table:table-row>
          <table:table-cell table:style-name="Table115.A1" office:value-type="string">
            <text:p text:style-name="P3">Description</text:p>
          </table:table-cell>
          <table:table-cell table:style-name="Table115.A1" office:value-type="string">
            <text:p text:style-name="P3">This command clears all bits in the Enable registers.</text:p>
          </table:table-cell>
        </table:table-row>
        <table:table-row>
          <table:table-cell table:style-name="Table115.A1" office:value-type="string">
            <text:p text:style-name="P3">Return</text:p>
          </table:table-cell>
          <table:table-cell table:style-name="Table115.A1" office:value-type="string">
            <text:p text:style-name="Standard">None</text:p>
          </table:table-cell>
        </table:table-row>
        <table:table-row>
          <table:table-cell table:style-name="Table115.A1" office:value-type="string">
            <text:p text:style-name="P5"><text:span text:style-name="T4">Usage</text:span><text:span text:style-name="T5"> </text:span><text:span text:style-name="T4">example</text:span></text:p>
          </table:table-cell>
          <table:table-cell table:style-name="Table115.A1" office:value-type="string">
            <text:p text:style-name="cmd_5f_code">STAT:PRE</text:p>
          </table:table-cell>
        </table:table-row>
        <table:table-row>
          <table:table-cell table:style-name="Table115.A1" office:value-type="string">
            <text:p text:style-name="P5">Errors</text:p>
          </table:table-cell>
          <table:table-cell table:style-name="Table115.A1" office:value-type="string">
            <text:p text:style-name="P3"/>
          </table:table-cell>
        </table:table-row>
        <table:table-row>
          <table:table-cell table:style-name="Table115.A1" office:value-type="string">
            <text:p text:style-name="P5">Related Commands</text:p>
          </table:table-cell>
          <table:table-cell table:style-name="Table115.A1" office:value-type="string">
            <text:p text:style-name="P3">*CLS</text:p>
          </table:table-cell>
        </table:table-row>
      </table:table>
      <text:list xml:id="list1486624475" text:continue-numbering="true" text:style-name="Outline">
        <text:list-item>
          <text:list>
            <text:list-item>
              <text:list>
                <text:list-item>
                  <text:h text:style-name="Heading_20_3" text:outline-level="3"><text:bookmark text:name="stat_ques"/>STATus:QUEStionable[:EVENt]?</text:h>
                </text:list-item>
              </text:list>
            </text:list-item>
          </text:list>
        </text:list-item>
      </text:list>
      <table:table table:name="Table105" table:style-name="Table105">
        <table:table-column table:style-name="Table105.A"/>
        <table:table-column table:style-name="Table105.B"/>
        <table:table-row>
          <table:table-cell table:style-name="Table105.A1" office:value-type="string">
            <text:p text:style-name="P3">Syntax</text:p>
          </table:table-cell>
          <table:table-cell table:style-name="Table105.A1" office:value-type="string">
            <text:p text:style-name="cmd_5f_root">STATus:QUEStionable[:EVENt]? </text:p>
          </table:table-cell>
        </table:table-row>
        <table:table-row>
          <table:table-cell table:style-name="Table105.A1" office:value-type="string">
            <text:p text:style-name="P3">Description</text:p>
          </table:table-cell>
          <table:table-cell table:style-name="Table105.A1" office:value-type="string">
            <text:p text:style-name="Standard">Query the Questionable Status event register. The bits are latched and reading the register will clear it. The *CLS command can be also used to clear the register.</text:p>
          </table:table-cell>
        </table:table-row>
        <table:table-row>
          <table:table-cell table:style-name="Table105.A1" office:value-type="string">
            <text:p text:style-name="P3">Return</text:p>
          </table:table-cell>
          <table:table-cell table:style-name="Table105.A1" office:value-type="string">
            <text:p text:style-name="Standard">The <text:span text:style-name="T1">PSU</text:span> returns a decimal value which corresponds to the binary-weighted sum of all bits in the register. See table in the <text:a xlink:type="simple" xlink:href="http://www.envox.hr/eez/bench-power-supply/psu-scpi-reference-manual/psu-scpi-registers-and-queues.html#ques_stat_reg" text:style-name="Internet_20_link" text:visited-style-name="Visited_20_Internet_20_Link">Section 3.4</text:a> for bits description.</text:p>
          </table:table-cell>
        </table:table-row>
        <table:table-row>
          <table:table-cell table:style-name="Table105.A1" office:value-type="string">
            <text:p text:style-name="P5"><text:span text:style-name="T4">Usage</text:span><text:span text:style-name="T5"> </text:span><text:span text:style-name="T4">example</text:span></text:p>
          </table:table-cell>
          <table:table-cell table:style-name="Table105.A1" office:value-type="string">
            <text:p text:style-name="Standard">If the error is detected in RTC (Real-time clock) circuit, the bit 3 (TIME) is set and this command returns 8:</text:p>
            <text:p text:style-name="cmd_5f_code_20_Start">STAT:QUES?</text:p>
            <text:p text:style-name="cmd_5f_code_20_Start">8</text:p>
          </table:table-cell>
        </table:table-row>
        <text:soft-page-break/>
        <table:table-row>
          <table:table-cell table:style-name="Table105.A1" office:value-type="string">
            <text:p text:style-name="P5">Errors</text:p>
          </table:table-cell>
          <table:table-cell table:style-name="Table105.A1" office:value-type="string">
            <text:p text:style-name="P3"/>
          </table:table-cell>
        </table:table-row>
        <table:table-row>
          <table:table-cell table:style-name="Table105.A1" office:value-type="string">
            <text:p text:style-name="P5">Related Commands</text:p>
          </table:table-cell>
          <table:table-cell table:style-name="Table105.A1" office:value-type="string">
            <text:p text:style-name="P3">*CLS</text:p>
          </table:table-cell>
        </table:table-row>
      </table:table>
      <text:list xml:id="list1901627723" text:continue-numbering="true" text:style-name="Outline">
        <text:list-item>
          <text:list>
            <text:list-item>
              <text:list>
                <text:list-item>
                  <text:h text:style-name="Heading_20_3" text:outline-level="3"><text:bookmark text:name="stat_ques_cond"/>STATus:QUEStionable:CONDition?</text:h>
                </text:list-item>
              </text:list>
            </text:list-item>
          </text:list>
        </text:list-item>
      </text:list>
      <table:table table:name="Table170" table:style-name="Table170">
        <table:table-column table:style-name="Table170.A"/>
        <table:table-column table:style-name="Table170.B"/>
        <table:table-row>
          <table:table-cell table:style-name="Table170.A1" office:value-type="string">
            <text:p text:style-name="P3">Syntax</text:p>
          </table:table-cell>
          <table:table-cell table:style-name="Table170.A1" office:value-type="string">
            <text:p text:style-name="cmd_5f_root">STATus:QUEStionable:CONDition? </text:p>
          </table:table-cell>
        </table:table-row>
        <table:table-row>
          <table:table-cell table:style-name="Table170.A1" office:value-type="string">
            <text:p text:style-name="P3">Description</text:p>
          </table:table-cell>
          <table:table-cell table:style-name="Table170.A1" office:value-type="string">
            <text:p text:style-name="Standard">Query the Questionable Status condition register.</text:p>
          </table:table-cell>
        </table:table-row>
        <table:table-row>
          <table:table-cell table:style-name="Table170.A1" office:value-type="string">
            <text:p text:style-name="P3">Return</text:p>
          </table:table-cell>
          <table:table-cell table:style-name="Table170.A1" office:value-type="string">
            <text:p text:style-name="Standard">The <text:span text:style-name="T1">PSU</text:span> returns a decimal value which corresponds to the binary-weighted sum of all bits in the register. See table in the <text:a xlink:type="simple" xlink:href="http://www.envox.hr/eez/bench-power-supply/psu-scpi-reference-manual/psu-scpi-registers-and-queues.html#ques_stat_reg" text:style-name="Internet_20_link" text:visited-style-name="Visited_20_Internet_20_Link">Section 3.4</text:a> for bits description.</text:p>
          </table:table-cell>
        </table:table-row>
        <table:table-row>
          <table:table-cell table:style-name="Table170.A1" office:value-type="string">
            <text:p text:style-name="P5"><text:span text:style-name="T4">Usage</text:span><text:span text:style-name="T5"> </text:span><text:span text:style-name="T4">example</text:span></text:p>
          </table:table-cell>
          <table:table-cell table:style-name="Table170.A1" office:value-type="string">
            <text:p text:style-name="Standard">If the error is detected in RTC (Real-time clock) circuit, the bit 3 (TIME) is set and this command returns 8:</text:p>
            <text:p text:style-name="cmd_5f_code_20_Start">STAT:QUES:COND?</text:p>
            <text:p text:style-name="cmd_5f_code_20_Start">8</text:p>
          </table:table-cell>
        </table:table-row>
        <table:table-row>
          <table:table-cell table:style-name="Table170.A1" office:value-type="string">
            <text:p text:style-name="P5">Errors</text:p>
          </table:table-cell>
          <table:table-cell table:style-name="Table170.A1" office:value-type="string">
            <text:p text:style-name="P3"/>
          </table:table-cell>
        </table:table-row>
        <table:table-row>
          <table:table-cell table:style-name="Table170.A1" office:value-type="string">
            <text:p text:style-name="P5">Related Commands</text:p>
          </table:table-cell>
          <table:table-cell table:style-name="Table170.A1" office:value-type="string">
            <text:p text:style-name="P3"/>
          </table:table-cell>
        </table:table-row>
      </table:table>
      <text:list xml:id="list378102848" text:continue-numbering="true" text:style-name="Outline">
        <text:list-item>
          <text:list>
            <text:list-item>
              <text:list>
                <text:list-item>
                  <text:h text:style-name="Heading_20_3" text:outline-level="3"><text:bookmark text:name="stat_ques_enab"/>STATus:QUEStionable:ENABle</text:h>
                </text:list-item>
              </text:list>
            </text:list-item>
          </text:list>
        </text:list-item>
      </text:list>
      <table:table table:name="Table106" table:style-name="Table106">
        <table:table-column table:style-name="Table106.A"/>
        <table:table-column table:style-name="Table106.B" table:number-columns-repeated="4"/>
        <table:table-row>
          <table:table-cell table:style-name="Table106.A1" office:value-type="string">
            <text:p text:style-name="P3">Syntax</text:p>
          </table:table-cell>
          <table:table-cell table:style-name="Table106.A1" table:number-columns-spanned="4" office:value-type="string">
            <text:p text:style-name="cmd_5f_root">STATus:QUEStionable:ENABle {&lt;value&gt;}</text:p>
            <text:p text:style-name="cmd_5f_root">STATus:QUEStionable:ENABle? </text:p>
          </table:table-cell>
          <table:covered-table-cell/>
          <table:covered-table-cell/>
          <table:covered-table-cell/>
        </table:table-row>
        <table:table-row>
          <table:table-cell table:style-name="Table106.A1" office:value-type="string">
            <text:p text:style-name="P3">Description</text:p>
          </table:table-cell>
          <table:table-cell table:style-name="Table106.A1" table:number-columns-spanned="4" office:value-type="string">
            <text:p text:style-name="Standard">Enable bits in the Questionable Status Enable register. The selected bits are then reported to the Status Byte. </text:p>
            <text:p text:style-name="Standard">When &lt;enable value&gt; is set to 0, executing this command will clear the Questionable Status Enable register. </text:p>
          </table:table-cell>
          <table:covered-table-cell/>
          <table:covered-table-cell/>
          <table:covered-table-cell/>
        </table:table-row>
        <table:table-row>
          <table:table-cell table:style-name="Table106.A1" office:value-type="string">
            <text:p text:style-name="P3">Return</text:p>
          </table:table-cell>
          <table:table-cell table:style-name="Table106.A1" table:number-columns-spanned="4" office:value-type="string">
            <text:p text:style-name="Standard">Query the Questionable Status Enable register. The <text:span text:style-name="T1">PSU</text:span> returns a binary-weighted decimal representing the bits set in the enable register.</text:p>
          </table:table-cell>
          <table:covered-table-cell/>
          <table:covered-table-cell/>
          <table:covered-table-cell/>
        </table:table-row>
        <table:table-row>
          <table:table-cell table:style-name="Table106.A1" table:number-rows-spanned="2" office:value-type="string">
            <text:p text:style-name="P3">Parameters</text:p>
          </table:table-cell>
          <table:table-cell table:style-name="Table106.B4" office:value-type="string">
            <text:p text:style-name="P4">Name</text:p>
          </table:table-cell>
          <table:table-cell table:style-name="Table106.B4" office:value-type="string">
            <text:p text:style-name="P4">Type</text:p>
          </table:table-cell>
          <table:table-cell table:style-name="Table106.B4" office:value-type="string">
            <text:p text:style-name="P4">Range</text:p>
          </table:table-cell>
          <table:table-cell table:style-name="Table106.B4" office:value-type="string">
            <text:p text:style-name="P4">Default</text:p>
          </table:table-cell>
        </table:table-row>
        <table:table-row>
          <table:covered-table-cell/>
          <table:table-cell table:style-name="Table106.A1" office:value-type="string">
            <text:p text:style-name="Standard">&lt;value&gt;</text:p>
          </table:table-cell>
          <table:table-cell table:style-name="Table106.A1" office:value-type="string">
            <text:p text:style-name="P1">Numeric</text:p>
          </table:table-cell>
          <table:table-cell table:style-name="Table106.A1" office:value-type="string">
            <text:p text:style-name="P2">A decimal value which corresponds to the binary-weighted sum of the bits in the register (see table in <text:a xlink:type="simple" xlink:href="http://www.envox.hr/eez/bench-power-supply/psu-scpi-reference-manual/psu-scpi-registers-and-queues.html#ques_stat_reg" text:style-name="Internet_20_link" text:visited-style-name="Visited_20_Internet_20_Link">Section 3.4</text:a>)</text:p>
          </table:table-cell>
          <table:table-cell table:style-name="Table106.A1" office:value-type="string">
            <text:p text:style-name="P1">PREset=0</text:p>
          </table:table-cell>
        </table:table-row>
        <table:table-row>
          <table:table-cell table:style-name="Table106.A1" office:value-type="string">
            <text:p text:style-name="P5"><text:span text:style-name="T4">Usage</text:span><text:span text:style-name="T5"> </text:span><text:span text:style-name="T4">example</text:span></text:p>
          </table:table-cell>
          <table:table-cell table:style-name="Table106.A1" table:number-columns-spanned="4" office:value-type="string">
            <text:p text:style-name="Standard">The query returns that TIME (bit 3), TEMPerature (bit 4) and ISUM (bit 13) are enabled (8+16+8192=8216):</text:p>
            <text:p text:style-name="cmd_5f_code_20_Start">STAT:QUES:ENAB?</text:p>
            <text:p text:style-name="cmd_5f_code_20_Start">8216</text:p>
          </table:table-cell>
          <table:covered-table-cell/>
          <table:covered-table-cell/>
          <table:covered-table-cell/>
        </table:table-row>
        <table:table-row>
          <table:table-cell table:style-name="Table106.A1" office:value-type="string">
            <text:p text:style-name="P5">Errors</text:p>
          </table:table-cell>
          <table:table-cell table:style-name="Table106.A1" table:number-columns-spanned="4" office:value-type="string">
            <text:p text:style-name="P3"/>
          </table:table-cell>
          <table:covered-table-cell/>
          <table:covered-table-cell/>
          <table:covered-table-cell/>
        </table:table-row>
        <table:table-row>
          <table:table-cell table:style-name="Table106.A1" office:value-type="string">
            <text:p text:style-name="P5">Related Commands</text:p>
          </table:table-cell>
          <table:table-cell table:style-name="Table106.A1" table:number-columns-spanned="4" office:value-type="string">
            <text:p text:style-name="P3">*CLS</text:p>
            <text:p text:style-name="P3">STATus:PREset</text:p>
          </table:table-cell>
          <table:covered-table-cell/>
          <table:covered-table-cell/>
          <table:covered-table-cell/>
        </table:table-row>
      </table:table>
      <text:list xml:id="list1561713119" text:continue-numbering="true" text:style-name="Outline">
        <text:list-item>
          <text:list>
            <text:list-item>
              <text:list>
                <text:list-item>
                  <text:h text:style-name="Heading_20_3" text:outline-level="3"><text:bookmark text:name="stat_ques_inst"/>STATus:QUEStionable:INSTrument[:EVENt]?</text:h>
                </text:list-item>
              </text:list>
            </text:list-item>
          </text:list>
        </text:list-item>
      </text:list>
      <table:table table:name="Table107" table:style-name="Table107">
        <table:table-column table:style-name="Table107.A"/>
        <table:table-column table:style-name="Table107.B"/>
        <table:table-row>
          <table:table-cell table:style-name="Table107.A1" office:value-type="string">
            <text:p text:style-name="P3">Syntax</text:p>
          </table:table-cell>
          <table:table-cell table:style-name="Table107.A1" office:value-type="string">
            <text:p text:style-name="cmd_5f_root">STATus:QUEStionable:INSTrument[:EVENt]? </text:p>
          </table:table-cell>
        </table:table-row>
        <table:table-row>
          <table:table-cell table:style-name="Table107.A1" office:value-type="string">
            <text:p text:style-name="P3">Description</text:p>
          </table:table-cell>
          <table:table-cell table:style-name="Table107.A1" office:value-type="string">
            <text:p text:style-name="Standard">Query the questionable instrument event register. The bits are latched and reading the register will clear it. The *CLS command can be also used to clear the register.</text:p>
          </table:table-cell>
        </table:table-row>
        <table:table-row>
          <table:table-cell table:style-name="Table107.A1" office:value-type="string">
            <text:p text:style-name="P3">Return</text:p>
          </table:table-cell>
          <table:table-cell table:style-name="Table107.A1" office:value-type="string">
            <text:p text:style-name="Standard">The <text:span text:style-name="T1">PSU</text:span> returns a decimal value which corresponds to the binary-weighted sum of all bits in the register and clears the register. See table in the <text:a xlink:type="simple" xlink:href="http://www.envox.hr/eez/bench-power-supply/psu-scpi-reference-manual/psu-scpi-registers-and-queues.html#ques_inst_stat_reg" text:style-name="Internet_20_link" text:visited-style-name="Visited_20_Internet_20_Link">Section 3.4.1</text:a> for bits description.</text:p>
          </table:table-cell>
        </table:table-row>
        <text:soft-page-break/>
        <table:table-row>
          <table:table-cell table:style-name="Table107.A1" office:value-type="string">
            <text:p text:style-name="P5"><text:span text:style-name="T4">Usage</text:span><text:span text:style-name="T5"> </text:span><text:span text:style-name="T4">example</text:span></text:p>
          </table:table-cell>
          <table:table-cell table:style-name="Table107.A1" office:value-type="string">
            <text:p text:style-name="Standard">Result of the query when INST1 (bit 1) and INST2 (bit 2) are set (2+4=6): </text:p>
            <text:p text:style-name="cmd_5f_code_20_Start">STAT:QUES:INST?</text:p>
            <text:p text:style-name="cmd_5f_code_20_Start">6</text:p>
          </table:table-cell>
        </table:table-row>
        <table:table-row>
          <table:table-cell table:style-name="Table107.A1" office:value-type="string">
            <text:p text:style-name="P5">Errors</text:p>
          </table:table-cell>
          <table:table-cell table:style-name="Table107.A1" office:value-type="string">
            <text:p text:style-name="P3"/>
          </table:table-cell>
        </table:table-row>
        <table:table-row>
          <table:table-cell table:style-name="Table107.A1" office:value-type="string">
            <text:p text:style-name="P5">Related Commands</text:p>
          </table:table-cell>
          <table:table-cell table:style-name="Table107.A1" office:value-type="string">
            <text:p text:style-name="P3">*CLS</text:p>
          </table:table-cell>
        </table:table-row>
      </table:table>
      <text:list xml:id="list467088083" text:continue-numbering="true" text:style-name="Outline">
        <text:list-item>
          <text:list>
            <text:list-item>
              <text:list>
                <text:list-item>
                  <text:h text:style-name="Heading_20_3" text:outline-level="3"><text:bookmark text:name="stat_ques_inst_cond"/>STATus:QUEStionable:INSTrument:CONDition?</text:h>
                </text:list-item>
              </text:list>
            </text:list-item>
          </text:list>
        </text:list-item>
      </text:list>
      <table:table table:name="Table171" table:style-name="Table171">
        <table:table-column table:style-name="Table171.A"/>
        <table:table-column table:style-name="Table171.B"/>
        <table:table-row>
          <table:table-cell table:style-name="Table171.A1" office:value-type="string">
            <text:p text:style-name="P3">Syntax</text:p>
          </table:table-cell>
          <table:table-cell table:style-name="Table171.A1" office:value-type="string">
            <text:p text:style-name="cmd_5f_root">STATus:QUEStionable:INSTrument:CONDition? </text:p>
          </table:table-cell>
        </table:table-row>
        <table:table-row>
          <table:table-cell table:style-name="Table171.A1" office:value-type="string">
            <text:p text:style-name="P3">Description</text:p>
          </table:table-cell>
          <table:table-cell table:style-name="Table171.A1" office:value-type="string">
            <text:p text:style-name="Standard">Query the questionable instrument condition register.</text:p>
          </table:table-cell>
        </table:table-row>
        <table:table-row>
          <table:table-cell table:style-name="Table171.A1" office:value-type="string">
            <text:p text:style-name="P3">Return</text:p>
          </table:table-cell>
          <table:table-cell table:style-name="Table171.A1" office:value-type="string">
            <text:p text:style-name="Standard">The <text:span text:style-name="T1">PSU</text:span> returns a decimal value which corresponds to the binary-weighted sum of all bits in the register and clears the register. See table in the <text:a xlink:type="simple" xlink:href="http://www.envox.hr/eez/bench-power-supply/psu-scpi-reference-manual/psu-scpi-registers-and-queues.html#ques_inst_stat_reg" text:style-name="Internet_20_link" text:visited-style-name="Visited_20_Internet_20_Link">Section 3.4.1</text:a> for bits description.</text:p>
          </table:table-cell>
        </table:table-row>
        <table:table-row>
          <table:table-cell table:style-name="Table171.A1" office:value-type="string">
            <text:p text:style-name="P5"><text:span text:style-name="T4">Usage</text:span><text:span text:style-name="T5"> </text:span><text:span text:style-name="T4">example</text:span></text:p>
          </table:table-cell>
          <table:table-cell table:style-name="Table171.A1" office:value-type="string">
            <text:p text:style-name="Standard">Result of the query when INST1 (bit 1) and INST2 (bit 2) are set (2+4=6): </text:p>
            <text:p text:style-name="cmd_5f_code_20_Start">STAT:QUES:INST:COND?</text:p>
            <text:p text:style-name="cmd_5f_code_20_Start">6</text:p>
          </table:table-cell>
        </table:table-row>
        <table:table-row>
          <table:table-cell table:style-name="Table171.A1" office:value-type="string">
            <text:p text:style-name="P5">Errors</text:p>
          </table:table-cell>
          <table:table-cell table:style-name="Table171.A1" office:value-type="string">
            <text:p text:style-name="P3"/>
          </table:table-cell>
        </table:table-row>
        <table:table-row>
          <table:table-cell table:style-name="Table171.A1" office:value-type="string">
            <text:p text:style-name="P5">Related Commands</text:p>
          </table:table-cell>
          <table:table-cell table:style-name="Table171.A1" office:value-type="string">
            <text:p text:style-name="P3"/>
          </table:table-cell>
        </table:table-row>
      </table:table>
      <text:list xml:id="list889536764" text:continue-numbering="true" text:style-name="Outline">
        <text:list-item>
          <text:list>
            <text:list-item>
              <text:list>
                <text:list-item>
                  <text:h text:style-name="Heading_20_3" text:outline-level="3"><text:bookmark text:name="stat_ques_inst_enab"/>STATus:QUEStionable:INSTrument:ENABle</text:h>
                </text:list-item>
              </text:list>
            </text:list-item>
          </text:list>
        </text:list-item>
      </text:list>
      <table:table table:name="Table108" table:style-name="Table108">
        <table:table-column table:style-name="Table108.A"/>
        <table:table-column table:style-name="Table108.B" table:number-columns-repeated="4"/>
        <table:table-row>
          <table:table-cell table:style-name="Table108.A1" office:value-type="string">
            <text:p text:style-name="P3">Syntax</text:p>
          </table:table-cell>
          <table:table-cell table:style-name="Table108.A1" table:number-columns-spanned="4" office:value-type="string">
            <text:p text:style-name="cmd_5f_root">STATus:QUEStionable:INSTrument:ENABle {&lt;value&gt;}</text:p>
            <text:p text:style-name="cmd_5f_root">STATus:QUEStionable:INSTrument:ENABle?</text:p>
          </table:table-cell>
          <table:covered-table-cell/>
          <table:covered-table-cell/>
          <table:covered-table-cell/>
        </table:table-row>
        <table:table-row>
          <table:table-cell table:style-name="Table108.A1" office:value-type="string">
            <text:p text:style-name="P3">Description</text:p>
          </table:table-cell>
          <table:table-cell table:style-name="Table108.A1" table:number-columns-spanned="4" office:value-type="string">
            <text:p text:style-name="Standard">Set the value of the questionable instrument enable register. This register is a mask for enabling specific bits from the questionable instrument event register to set the instrument summary bit 13 (ISUM) of the Questionable Status register. The ISUM bit of the Questionable Status register is the logical OR of all the questionable instrument event register bits that are enabled by the questionable instrument enable register.</text:p>
          </table:table-cell>
          <table:covered-table-cell/>
          <table:covered-table-cell/>
          <table:covered-table-cell/>
        </table:table-row>
        <table:table-row>
          <table:table-cell table:style-name="Table108.A1" office:value-type="string">
            <text:p text:style-name="P3">Return</text:p>
          </table:table-cell>
          <table:table-cell table:style-name="Table108.A1" table:number-columns-spanned="4" office:value-type="string">
            <text:p text:style-name="Standard">Query the Questionable Instrument Enable register. The <text:span text:style-name="T1">PSU</text:span> returns a binary-weighted decimal representing the bits set in the enable register. </text:p>
          </table:table-cell>
          <table:covered-table-cell/>
          <table:covered-table-cell/>
          <table:covered-table-cell/>
        </table:table-row>
        <table:table-row>
          <table:table-cell table:style-name="Table108.A1" table:number-rows-spanned="2" office:value-type="string">
            <text:p text:style-name="P3">Parameters</text:p>
          </table:table-cell>
          <table:table-cell table:style-name="Table108.B4" office:value-type="string">
            <text:p text:style-name="P4">Name</text:p>
          </table:table-cell>
          <table:table-cell table:style-name="Table108.B4" office:value-type="string">
            <text:p text:style-name="P4">Type</text:p>
          </table:table-cell>
          <table:table-cell table:style-name="Table108.B4" office:value-type="string">
            <text:p text:style-name="P4">Range</text:p>
          </table:table-cell>
          <table:table-cell table:style-name="Table108.B4" office:value-type="string">
            <text:p text:style-name="P4">Default</text:p>
          </table:table-cell>
        </table:table-row>
        <table:table-row>
          <table:covered-table-cell/>
          <table:table-cell table:style-name="Table108.A1" office:value-type="string">
            <text:p text:style-name="Standard">&lt;value&gt;</text:p>
          </table:table-cell>
          <table:table-cell table:style-name="Table108.A1" office:value-type="string">
            <text:p text:style-name="P1">Numeric</text:p>
          </table:table-cell>
          <table:table-cell table:style-name="Table108.A1" office:value-type="string">
            <text:p text:style-name="P2">A decimal value which corresponds to the binary-weighted sum of the bits in the register (see table in <text:a xlink:type="simple" xlink:href="http://www.envox.hr/eez/bench-power-supply/psu-scpi-reference-manual/psu-scpi-registers-and-queues.html#ques_inst_stat_reg" text:style-name="Internet_20_link" text:visited-style-name="Visited_20_Internet_20_Link">Section 3.4.1</text:a>)</text:p>
          </table:table-cell>
          <table:table-cell table:style-name="Table108.A1" office:value-type="string">
            <text:p text:style-name="P1">PREset=0</text:p>
          </table:table-cell>
        </table:table-row>
        <table:table-row>
          <table:table-cell table:style-name="Table108.A1" office:value-type="string">
            <text:p text:style-name="P5"><text:span text:style-name="T4">Usage</text:span><text:span text:style-name="T5"> </text:span><text:span text:style-name="T4">example</text:span></text:p>
          </table:table-cell>
          <table:table-cell table:style-name="Table108.A1" table:number-columns-spanned="4" office:value-type="string">
            <text:p text:style-name="Standard">Set INST1 (bit 1) and INST2 (bit 2):</text:p>
            <text:p text:style-name="cmd_5f_code_20_Start">STAT:QUES:INST:ENAB 6</text:p>
          </table:table-cell>
          <table:covered-table-cell/>
          <table:covered-table-cell/>
          <table:covered-table-cell/>
        </table:table-row>
        <table:table-row>
          <table:table-cell table:style-name="Table108.A1" office:value-type="string">
            <text:p text:style-name="P5">Errors</text:p>
          </table:table-cell>
          <table:table-cell table:style-name="Table108.A1" table:number-columns-spanned="4" office:value-type="string">
            <text:p text:style-name="P3"/>
          </table:table-cell>
          <table:covered-table-cell/>
          <table:covered-table-cell/>
          <table:covered-table-cell/>
        </table:table-row>
        <table:table-row>
          <table:table-cell table:style-name="Table108.A1" office:value-type="string">
            <text:p text:style-name="P5">Related Commands</text:p>
          </table:table-cell>
          <table:table-cell table:style-name="Table108.A1" table:number-columns-spanned="4" office:value-type="string">
            <text:p text:style-name="P3">*CLS</text:p>
          </table:table-cell>
          <table:covered-table-cell/>
          <table:covered-table-cell/>
          <table:covered-table-cell/>
        </table:table-row>
      </table:table>
      <text:list xml:id="list1101028186" text:continue-numbering="true" text:style-name="Outline">
        <text:list-item>
          <text:list>
            <text:list-item>
              <text:list>
                <text:list-item>
                  <text:h text:style-name="Heading_20_3" text:outline-level="3"><text:bookmark text:name="stat_ques_inst_isum"/>STATus:QUEStionable:INSTrument:ISUMmary[&lt;n&gt;][:EVENt]?</text:h>
                </text:list-item>
              </text:list>
            </text:list-item>
          </text:list>
        </text:list-item>
      </text:list>
      <table:table table:name="Table109" table:style-name="Table109">
        <table:table-column table:style-name="Table109.A"/>
        <table:table-column table:style-name="Table109.B"/>
        <table:table-row>
          <table:table-cell table:style-name="Table109.A1" office:value-type="string">
            <text:p text:style-name="P3">Syntax</text:p>
          </table:table-cell>
          <table:table-cell table:style-name="Table109.A1" office:value-type="string">
            <text:p text:style-name="cmd_5f_root">STATus:QUEStionable:INSTrument:ISUMmary[&lt;n&gt;][:EVENt]?</text:p>
          </table:table-cell>
        </table:table-row>
        <table:table-row>
          <table:table-cell table:style-name="Table109.A1" office:value-type="string">
            <text:p text:style-name="P3">Description</text:p>
          </table:table-cell>
          <table:table-cell table:style-name="Table109.A1" office:value-type="string">
            <text:p text:style-name="Standard">Return the value of the Questionable Instrument Isummary Event register for a specific channel of the <text:span text:style-name="T1">PSU represented by numeric value [&lt;n&gt;]. When [&lt;n&gt;] is omitted, the system queries the questionable instrument Isummary enable register of the current chan</text:span><text:soft-page-break/><text:span text:style-name="T1">nel.</text:span> The event register is a read-only register which holds (latches) all events. Reading the Questionable Instrument Isummary Event register clears it. The *CLS command can be also used to clear the register.</text:p>
            <text:p text:style-name="Standard"/>
            <text:p text:style-name="P3">When the PSU is operating as a voltage source, bit 1 (CURRent) is set. When the PSU is operating as a current source, bit 0 (VOLTage) is set. When the output is unregulated (UR), both bits are set (for example, while the output is changing to a new programmed value or when the PSU is sinking instead of sourcing because down-programmer is active with battery with higher voltage then set output is connected).</text:p>
          </table:table-cell>
        </table:table-row>
        <table:table-row>
          <table:table-cell table:style-name="Table109.A1" office:value-type="string">
            <text:p text:style-name="P3">Return</text:p>
          </table:table-cell>
          <table:table-cell table:style-name="Table109.A1" office:value-type="string">
            <text:p text:style-name="Standard">The <text:span text:style-name="T1">PSU</text:span> returns a binary-weighted decimal representing the bits set in the enable register. See table in the <text:a xlink:type="simple" xlink:href="http://www.envox.hr/eez/bench-power-supply/psu-scpi-reference-manual/psu-scpi-registers-and-queues.html#ques_isum_stat_reg" text:style-name="Internet_20_link" text:visited-style-name="Visited_20_Internet_20_Link">Section 3.4.2</text:a> for bits description.</text:p>
          </table:table-cell>
        </table:table-row>
        <table:table-row>
          <table:table-cell table:style-name="Table109.A1" office:value-type="string">
            <text:p text:style-name="P5"><text:span text:style-name="T4">Usage</text:span><text:span text:style-name="T5"> </text:span><text:span text:style-name="T4">example</text:span></text:p>
          </table:table-cell>
          <table:table-cell table:style-name="Table109.A1" office:value-type="string">
            <text:p text:style-name="Standard">Result of the query when over-current protection (OCP) condition is detected (bit 9):</text:p>
            <text:p text:style-name="cmd_5f_code_20_Start">STAT:QUES:INST:ISUM1?</text:p>
            <text:p text:style-name="cmd_5f_code_20_Start">512</text:p>
          </table:table-cell>
        </table:table-row>
        <table:table-row>
          <table:table-cell table:style-name="Table109.A1" office:value-type="string">
            <text:p text:style-name="P5">Errors</text:p>
          </table:table-cell>
          <table:table-cell table:style-name="Table109.A1" office:value-type="string">
            <text:p text:style-name="P3"/>
          </table:table-cell>
        </table:table-row>
        <table:table-row>
          <table:table-cell table:style-name="Table109.A1" office:value-type="string">
            <text:p text:style-name="P5">Related Commands</text:p>
          </table:table-cell>
          <table:table-cell table:style-name="Table109.A1" office:value-type="string">
            <text:p text:style-name="P3">*CLS</text:p>
          </table:table-cell>
        </table:table-row>
      </table:table>
      <text:list xml:id="list305575297" text:continue-numbering="true" text:style-name="Outline">
        <text:list-item>
          <text:list>
            <text:list-item>
              <text:list>
                <text:list-item>
                  <text:h text:style-name="Heading_20_3" text:outline-level="3"><text:bookmark text:name="stat_ques_inst_isum_cond"/>STATus:QUEStionable:INSTrument:ISUMmary[&lt;n&gt;]:CONDition?</text:h>
                </text:list-item>
              </text:list>
            </text:list-item>
          </text:list>
        </text:list-item>
      </text:list>
      <table:table table:name="Table172" table:style-name="Table172">
        <table:table-column table:style-name="Table172.A"/>
        <table:table-column table:style-name="Table172.B"/>
        <table:table-row>
          <table:table-cell table:style-name="Table172.A1" office:value-type="string">
            <text:p text:style-name="P3">Syntax</text:p>
          </table:table-cell>
          <table:table-cell table:style-name="Table172.A1" office:value-type="string">
            <text:p text:style-name="cmd_5f_root">STATus:QUEStionable:INSTrument:ISUMmary[&lt;n&gt;]:CONDition?</text:p>
          </table:table-cell>
        </table:table-row>
        <table:table-row>
          <table:table-cell table:style-name="Table172.A1" office:value-type="string">
            <text:p text:style-name="P3">Description</text:p>
          </table:table-cell>
          <table:table-cell table:style-name="Table172.A1" office:value-type="string">
            <text:p text:style-name="Standard">Return the value of the Questionable Instrument Isummary Condition register for a specific channel of the <text:span text:style-name="T1">PSU represented by numeric value [&lt;n&gt;]. When [&lt;n&gt;] is omitted, the system queries the questionable instrument Isummary enable register of the current channel.</text:span></text:p>
            <text:p text:style-name="Standard"/>
            <text:p text:style-name="P3">When the PSU is operating as a voltage source, bit 1 (CURRent) is set. When the PSU is operating as a current source, bit 0 (VOLTage) is set. When the output is unregulated (UR), both bits are set (for example, while the output is changing to a new programmed value or when the PSU is sinking instead of sourcing because down-programmer is active with battery with higher voltage then set output is connected).</text:p>
          </table:table-cell>
        </table:table-row>
        <table:table-row>
          <table:table-cell table:style-name="Table172.A1" office:value-type="string">
            <text:p text:style-name="P3">Return</text:p>
          </table:table-cell>
          <table:table-cell table:style-name="Table172.A1" office:value-type="string">
            <text:p text:style-name="Standard">The <text:span text:style-name="T1">PSU</text:span> returns a binary-weighted decimal representing the bits set in the enable register. See table in the <text:a xlink:type="simple" xlink:href="http://www.envox.hr/eez/bench-power-supply/psu-scpi-reference-manual/psu-scpi-registers-and-queues.html#ques_isum_stat_reg" text:style-name="Internet_20_link" text:visited-style-name="Visited_20_Internet_20_Link">Section 3.4.2</text:a> for bits description.</text:p>
          </table:table-cell>
        </table:table-row>
        <table:table-row>
          <table:table-cell table:style-name="Table172.A1" office:value-type="string">
            <text:p text:style-name="P5"><text:span text:style-name="T4">Usage</text:span><text:span text:style-name="T5"> </text:span><text:span text:style-name="T4">example</text:span></text:p>
          </table:table-cell>
          <table:table-cell table:style-name="Table172.A1" office:value-type="string">
            <text:p text:style-name="Standard">Result of the query when over-current protection (OCP) condition is detected (bit 9):</text:p>
            <text:p text:style-name="cmd_5f_code_20_Start">STAT:QUES:INST:ISUM1:COND?</text:p>
            <text:p text:style-name="cmd_5f_code_20_Start">512</text:p>
          </table:table-cell>
        </table:table-row>
        <table:table-row>
          <table:table-cell table:style-name="Table172.A1" office:value-type="string">
            <text:p text:style-name="P5">Errors</text:p>
          </table:table-cell>
          <table:table-cell table:style-name="Table172.A1" office:value-type="string">
            <text:p text:style-name="P3"/>
          </table:table-cell>
        </table:table-row>
        <table:table-row>
          <table:table-cell table:style-name="Table172.A1" office:value-type="string">
            <text:p text:style-name="P5">Related Commands</text:p>
          </table:table-cell>
          <table:table-cell table:style-name="Table172.A1" office:value-type="string">
            <text:p text:style-name="P3"/>
          </table:table-cell>
        </table:table-row>
      </table:table>
      <text:list xml:id="list1205272539" text:continue-numbering="true" text:style-name="Outline">
        <text:list-item>
          <text:list>
            <text:list-item>
              <text:list>
                <text:list-item>
                  <text:h text:style-name="Heading_20_3" text:outline-level="3"><text:bookmark text:name="stat_ques_inst_isum_enab"/>STATus:QUEStionable:INSTrument:ISUMmary[&lt;n&gt;]:ENABle</text:h>
                </text:list-item>
              </text:list>
            </text:list-item>
          </text:list>
        </text:list-item>
      </text:list>
      <table:table table:name="Table116" table:style-name="Table116">
        <table:table-column table:style-name="Table116.A"/>
        <table:table-column table:style-name="Table116.B" table:number-columns-repeated="4"/>
        <table:table-row>
          <table:table-cell table:style-name="Table116.A1" office:value-type="string">
            <text:p text:style-name="P3">Syntax</text:p>
          </table:table-cell>
          <table:table-cell table:style-name="Table116.A1" table:number-columns-spanned="4" office:value-type="string">
            <text:p text:style-name="cmd_5f_root">STATus:QUEStionable:INSTrument:ISUMmary[&lt;n&gt;]:ENABle {&lt;value&gt;}</text:p>
            <text:p text:style-name="cmd_5f_root">STATus:QUEStionable:INSTrument:ISUMmary[&lt;n&gt;]:ENABle?</text:p>
          </table:table-cell>
          <table:covered-table-cell/>
          <table:covered-table-cell/>
          <table:covered-table-cell/>
        </table:table-row>
        <table:table-row>
          <table:table-cell table:style-name="Table116.A1" office:value-type="string">
            <text:p text:style-name="P3">Description</text:p>
          </table:table-cell>
          <table:table-cell table:style-name="Table116.A1" table:number-columns-spanned="4" office:value-type="string">
            <text:p text:style-name="Standard">Set the value of the Questionable Instrument Isummary Enable register for a specific channel of the <text:span text:style-name="T1">PSU represented by numeric value [&lt;n&gt;]</text:span>. When [&lt;n&gt;] is omitted, the system queries the Questionable Instrument Isummary Enable register of the current channel. The *CLS command can be used to clear the register.</text:p>
            <text:p text:style-name="Standard"/>
            <text:p text:style-name="Standard">This register is a mask for enabling specific bits from the Questionable Instrument Isummary Event register to set the Instrument Summary bit (bits 1 and 2) of the Questionable Instrument register. These bits are the logical OR of all the Questionable Instrument Isummary Event register bits that are enabled by the Questionable Instrument Isummary Enable register.</text:p>
          </table:table-cell>
          <table:covered-table-cell/>
          <table:covered-table-cell/>
          <table:covered-table-cell/>
        </table:table-row>
        <text:soft-page-break/>
        <table:table-row>
          <table:table-cell table:style-name="Table116.A1" office:value-type="string">
            <text:p text:style-name="P3">Return</text:p>
          </table:table-cell>
          <table:table-cell table:style-name="Table116.A1" table:number-columns-spanned="4" office:value-type="string">
            <text:p text:style-name="Standard">Query the value of the Questionable Instrument Isummary Enable register.</text:p>
          </table:table-cell>
          <table:covered-table-cell/>
          <table:covered-table-cell/>
          <table:covered-table-cell/>
        </table:table-row>
        <table:table-row>
          <table:table-cell table:style-name="Table116.A1" table:number-rows-spanned="2" office:value-type="string">
            <text:p text:style-name="P3">Parameters</text:p>
          </table:table-cell>
          <table:table-cell table:style-name="Table116.B4" office:value-type="string">
            <text:p text:style-name="P4">Name</text:p>
          </table:table-cell>
          <table:table-cell table:style-name="Table116.B4" office:value-type="string">
            <text:p text:style-name="P4">Type</text:p>
          </table:table-cell>
          <table:table-cell table:style-name="Table116.B4" office:value-type="string">
            <text:p text:style-name="P4">Range</text:p>
          </table:table-cell>
          <table:table-cell table:style-name="Table116.B4" office:value-type="string">
            <text:p text:style-name="P4">Default</text:p>
          </table:table-cell>
        </table:table-row>
        <table:table-row>
          <table:covered-table-cell/>
          <table:table-cell table:style-name="Table116.A1" office:value-type="string">
            <text:p text:style-name="Standard">&lt;value&gt;</text:p>
          </table:table-cell>
          <table:table-cell table:style-name="Table116.A1" office:value-type="string">
            <text:p text:style-name="P1">Numeric</text:p>
          </table:table-cell>
          <table:table-cell table:style-name="Table116.A1" office:value-type="string">
            <text:p text:style-name="P2">A decimal value which corresponds to the binary-weighted sum of the bits in the register (see table in <text:a xlink:type="simple" xlink:href="http://www.envox.hr/eez/bench-power-supply/psu-scpi-reference-manual/psu-scpi-registers-and-queues.html#ques_isum_stat_reg" text:style-name="Internet_20_link" text:visited-style-name="Visited_20_Internet_20_Link">Section 3.4.2</text:a>)</text:p>
          </table:table-cell>
          <table:table-cell table:style-name="Table116.A1" office:value-type="string">
            <text:p text:style-name="P1">PREset=0</text:p>
          </table:table-cell>
        </table:table-row>
        <table:table-row>
          <table:table-cell table:style-name="Table116.A1" office:value-type="string">
            <text:p text:style-name="P5"><text:span text:style-name="T4">Usage</text:span><text:span text:style-name="T5"> </text:span><text:span text:style-name="T4">example</text:span></text:p>
          </table:table-cell>
          <table:table-cell table:style-name="Table116.A1" table:number-columns-spanned="4" office:value-type="string">
            <text:p text:style-name="Standard">Enable bits for all events on channel 2 – VOLT2 (bit 0, value=1), CURR (bit 1, decimal value=2), TEMP2 (bit 4, value 16), OVP1 (bit 8, value=256), OCP2 (bit 9, value=512), OPP2 (bit 10, value=1024), therefore the enable value is 1+2+16+256+512+1024=1811:</text:p>
            <text:p text:style-name="cmd_5f_code_20_Start">STAT:QUES:INST:ISUM2:ENAB 1811</text:p>
          </table:table-cell>
          <table:covered-table-cell/>
          <table:covered-table-cell/>
          <table:covered-table-cell/>
        </table:table-row>
        <table:table-row>
          <table:table-cell table:style-name="Table116.A1" office:value-type="string">
            <text:p text:style-name="P5">Errors</text:p>
          </table:table-cell>
          <table:table-cell table:style-name="Table116.A1" table:number-columns-spanned="4" office:value-type="string">
            <text:p text:style-name="P3"/>
          </table:table-cell>
          <table:covered-table-cell/>
          <table:covered-table-cell/>
          <table:covered-table-cell/>
        </table:table-row>
        <table:table-row>
          <table:table-cell table:style-name="Table116.A1" office:value-type="string">
            <text:p text:style-name="P5">Related Commands</text:p>
          </table:table-cell>
          <table:table-cell table:style-name="Table116.A1" table:number-columns-spanned="4" office:value-type="string">
            <text:p text:style-name="P3">*CLS</text:p>
            <text:p text:style-name="P3">STATus:PREset</text:p>
          </table:table-cell>
          <table:covered-table-cell/>
          <table:covered-table-cell/>
          <table:covered-table-cell/>
        </table:table-row>
      </table:table>
      <text:p text:style-name="P3"/>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4"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4. STATus</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5.14.STATus </text:chapter></text:p>
      </style:header>
      <style:footer>
        <text:p text:style-name="Footer_20_right"><text:page-number text:select-page="current">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3$Unix OpenOffice.org_project/413m1$Build-9783</meta:generator>
    <meta:keyword>SCPI</meta:keyword>
    <meta:keyword>IEEE 488</meta:keyword>
    <meta:keyword>Remote control</meta:keyword>
    <meta:keyword>Programming reference</meta:keyword>
    <dc:title>5.14. STATus</dc:title>
    <meta:document-statistic meta:table-count="20" meta:image-count="0" meta:object-count="0" meta:page-count="9" meta:paragraph-count="393" meta:word-count="2502" meta:character-count="17253"/>
    <meta:user-defined meta:name="WebPublish_Post_AdditionalCategories">9</meta:user-defined>
    <meta:user-defined meta:name="WebPublish_Post_Id">30</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